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able-cell-properties fo:background-color="#e8f2a1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7" style:family="table-cell" style:parent-style-name="Default" style:data-style-name="N1"/>
    <style:style style:name="ce8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8" table:default-cell-style-name="Default"/>
        <table:table-column table:style-name="co1" table:number-columns-repeated="16346" table:default-cell-style-name="ce8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Default"/>
          <table:table-cell table:number-columns-repeated="16345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ATG</text:p>
          </table:table-cell>
          <table:table-cell table:style-name="ce12" office:value-type="string" calcext:value-type="string">
            <text:p>ARG</text:p>
          </table:table-cell>
          <table:table-cell table:style-name="ce12" office:value-type="string" calcext:value-type="string">
            <text:p>BHS</text:p>
          </table:table-cell>
          <table:table-cell table:style-name="ce12" office:value-type="string" calcext:value-type="string">
            <text:p>BRB</text:p>
          </table:table-cell>
          <table:table-cell table:style-name="ce12" office:value-type="string" calcext:value-type="string">
            <text:p>BLZ</text:p>
          </table:table-cell>
          <table:table-cell table:style-name="ce12" office:value-type="string" calcext:value-type="string">
            <text:p>BOL</text:p>
          </table:table-cell>
          <table:table-cell table:style-name="ce12" office:value-type="string" calcext:value-type="string">
            <text:p>BRA</text:p>
          </table:table-cell>
          <table:table-cell table:style-name="ce12" office:value-type="string" calcext:value-type="string">
            <text:p>CAN</text:p>
          </table:table-cell>
          <table:table-cell table:style-name="ce12" office:value-type="string" calcext:value-type="string">
            <text:p>CHL</text:p>
          </table:table-cell>
          <table:table-cell table:style-name="ce12" office:value-type="string" calcext:value-type="string">
            <text:p>COL</text:p>
          </table:table-cell>
          <table:table-cell table:style-name="ce12" office:value-type="string" calcext:value-type="string">
            <text:p>CRI</text:p>
          </table:table-cell>
          <table:table-cell table:style-name="ce12" office:value-type="string" calcext:value-type="string">
            <text:p>CUB</text:p>
          </table:table-cell>
          <table:table-cell table:style-name="ce12" office:value-type="string" calcext:value-type="string">
            <text:p>DMA</text:p>
          </table:table-cell>
          <table:table-cell table:style-name="ce12" office:value-type="string" calcext:value-type="string">
            <text:p>ECU</text:p>
          </table:table-cell>
          <table:table-cell table:style-name="ce12" office:value-type="string" calcext:value-type="string">
            <text:p>SLV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GRD</text:p>
          </table:table-cell>
          <table:table-cell table:style-name="ce12" office:value-type="string" calcext:value-type="string">
            <text:p>GTM</text:p>
          </table:table-cell>
          <table:table-cell table:style-name="ce12" office:value-type="string" calcext:value-type="string">
            <text:p>GUY</text:p>
          </table:table-cell>
          <table:table-cell table:style-name="ce12" office:value-type="string" calcext:value-type="string">
            <text:p>HTI</text:p>
          </table:table-cell>
          <table:table-cell table:style-name="ce12" office:value-type="string" calcext:value-type="string">
            <text:p>HND</text:p>
          </table:table-cell>
          <table:table-cell table:style-name="ce12" office:value-type="string" calcext:value-type="string">
            <text:p>JAM</text:p>
          </table:table-cell>
          <table:table-cell table:style-name="ce12" office:value-type="string" calcext:value-type="string">
            <text:p>MEX</text:p>
          </table:table-cell>
          <table:table-cell table:style-name="ce12" office:value-type="string" calcext:value-type="string">
            <text:p>NIC</text:p>
          </table:table-cell>
          <table:table-cell table:style-name="ce12" office:value-type="string" calcext:value-type="string">
            <text:p>PAN</text:p>
          </table:table-cell>
          <table:table-cell table:style-name="ce12" office:value-type="string" calcext:value-type="string">
            <text:p>PRY</text:p>
          </table:table-cell>
          <table:table-cell table:style-name="ce12" office:value-type="string" calcext:value-type="string">
            <text:p>PER</text:p>
          </table:table-cell>
          <table:table-cell table:style-name="ce12" office:value-type="string" calcext:value-type="string">
            <text:p>DOM</text:p>
          </table:table-cell>
          <table:table-cell table:style-name="ce12" office:value-type="string" calcext:value-type="string">
            <text:p>KNA</text:p>
          </table:table-cell>
          <table:table-cell table:style-name="ce12" office:value-type="string" calcext:value-type="string">
            <text:p>VCT</text:p>
          </table:table-cell>
          <table:table-cell table:style-name="ce12" office:value-type="string" calcext:value-type="string">
            <text:p>LCA</text:p>
          </table:table-cell>
          <table:table-cell table:style-name="ce12" office:value-type="string" calcext:value-type="string">
            <text:p>SUR</text:p>
          </table:table-cell>
          <table:table-cell table:style-name="ce12" office:value-type="string" calcext:value-type="string">
            <text:p>TTO</text:p>
          </table:table-cell>
          <table:table-cell table:style-name="ce12" office:value-type="string" calcext:value-type="string">
            <text:p>URY</text:p>
          </table:table-cell>
          <table:table-cell table:style-name="ce12" office:value-type="string" calcext:value-type="string">
            <text:p>VEN</text:p>
          </table:table-cell>
          <table:table-cell table:style-name="ce13" office:value-type="string" calcext:value-type="string">
            <text:p>TOTAL</text:p>
          </table:table-cell>
          <table:table-cell table:number-columns-repeated="1634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2000" calcext:value-type="float">
            <text:p>2000</text:p>
          </table:table-cell>
          <table:table-cell table:style-name="ce4" office:value-type="float" office:value="3.8565" calcext:value-type="float">
            <text:p>3,8565</text:p>
          </table:table-cell>
          <table:table-cell table:style-name="ce4" office:value-type="float" office:value="3.861" calcext:value-type="float">
            <text:p>3,8610</text:p>
          </table:table-cell>
          <table:table-cell table:style-name="ce4" office:value-type="float" office:value="6.7983" calcext:value-type="float">
            <text:p>6,7983</text:p>
          </table:table-cell>
          <table:table-cell table:style-name="ce4" office:value-type="float" office:value="4.2414" calcext:value-type="float">
            <text:p>4,2414</text:p>
          </table:table-cell>
          <table:table-cell table:style-name="ce4" office:value-type="float" office:value="1.6001" calcext:value-type="float">
            <text:p>1,6001</text:p>
          </table:table-cell>
          <table:table-cell table:style-name="ce4" office:value-type="float" office:value="1.0264" calcext:value-type="float">
            <text:p>1,0264</text:p>
          </table:table-cell>
          <table:table-cell table:style-name="ce4" office:value-type="float" office:value="1.9462" calcext:value-type="float">
            <text:p>1,9462</text:p>
          </table:table-cell>
          <table:table-cell table:style-name="ce4" office:value-type="float" office:value="18.5218" calcext:value-type="float">
            <text:p>18,5218</text:p>
          </table:table-cell>
          <table:table-cell table:style-name="ce4" office:value-type="float" office:value="3.7866" calcext:value-type="float">
            <text:p>3,7866</text:p>
          </table:table-cell>
          <table:table-cell table:style-name="ce4" office:value-type="float" office:value="1.4196" calcext:value-type="float">
            <text:p>1,4196</text:p>
          </table:table-cell>
          <table:table-cell table:style-name="ce4" office:value-type="float" office:value="1.3613" calcext:value-type="float">
            <text:p>1,3613</text:p>
          </table:table-cell>
          <table:table-cell table:style-name="ce4" office:value-type="float" office:value="2.3166" calcext:value-type="float">
            <text:p>2,3166</text:p>
          </table:table-cell>
          <table:table-cell table:style-name="ce4" office:value-type="float" office:value="1.473" calcext:value-type="float">
            <text:p>1,4730</text:p>
          </table:table-cell>
          <table:table-cell table:style-name="ce4" office:value-type="float" office:value="1.6215" calcext:value-type="float">
            <text:p>1,6215</text:p>
          </table:table-cell>
          <table:table-cell table:style-name="ce4" office:value-type="float" office:value="0.9632" calcext:value-type="float">
            <text:p>0,9632</text:p>
          </table:table-cell>
          <table:table-cell table:style-name="ce4" office:value-type="float" office:value="21.3357" calcext:value-type="float">
            <text:p>21,3357</text:p>
          </table:table-cell>
          <table:table-cell table:style-name="ce4" office:value-type="float" office:value="1.8527" calcext:value-type="float">
            <text:p>1,8527</text:p>
          </table:table-cell>
          <table:table-cell table:style-name="ce4" office:value-type="float" office:value="0.8381" calcext:value-type="float">
            <text:p>0,8381</text:p>
          </table:table-cell>
          <table:table-cell table:style-name="ce4" office:value-type="float" office:value="2.3405" calcext:value-type="float">
            <text:p>2,3405</text:p>
          </table:table-cell>
          <table:table-cell table:style-name="ce4" office:value-type="float" office:value="0.1931" calcext:value-type="float">
            <text:p>0,1931</text:p>
          </table:table-cell>
          <table:table-cell table:style-name="ce4" office:value-type="float" office:value="0.7498" calcext:value-type="float">
            <text:p>0,7498</text:p>
          </table:table-cell>
          <table:table-cell table:style-name="ce4" office:value-type="float" office:value="3.8852" calcext:value-type="float">
            <text:p>3,8852</text:p>
          </table:table-cell>
          <table:table-cell table:style-name="ce4" office:value-type="float" office:value="4.0047" calcext:value-type="float">
            <text:p>4,0047</text:p>
          </table:table-cell>
          <table:table-cell table:style-name="ce4" office:value-type="float" office:value="0.7341" calcext:value-type="float">
            <text:p>0,7341</text:p>
          </table:table-cell>
          <table:table-cell table:style-name="ce4" office:value-type="float" office:value="1.8904" calcext:value-type="float">
            <text:p>1,8904</text:p>
          </table:table-cell>
          <table:table-cell table:style-name="ce4" office:value-type="float" office:value="0.6774" calcext:value-type="float">
            <text:p>0,6774</text:p>
          </table:table-cell>
          <table:table-cell table:style-name="ce4" office:value-type="float" office:value="1.1377" calcext:value-type="float">
            <text:p>1,1377</text:p>
          </table:table-cell>
          <table:table-cell table:style-name="ce4" office:value-type="float" office:value="2.2419" calcext:value-type="float">
            <text:p>2,2419</text:p>
          </table:table-cell>
          <table:table-cell table:style-name="ce4" office:value-type="float" office:value="3.9064" calcext:value-type="float">
            <text:p>3,9064</text:p>
          </table:table-cell>
          <table:table-cell table:style-name="ce4" office:value-type="float" office:value="1.3597" calcext:value-type="float">
            <text:p>1,3597</text:p>
          </table:table-cell>
          <table:table-cell table:style-name="ce4" office:value-type="float" office:value="2.2208" calcext:value-type="float">
            <text:p>2,2208</text:p>
          </table:table-cell>
          <table:table-cell table:style-name="ce4" office:value-type="float" office:value="4.6552" calcext:value-type="float">
            <text:p>4,6552</text:p>
          </table:table-cell>
          <table:table-cell table:style-name="ce4" office:value-type="float" office:value="19.0909" calcext:value-type="float">
            <text:p>19,0909</text:p>
          </table:table-cell>
          <table:table-cell table:style-name="ce4" office:value-type="float" office:value="1.5869" calcext:value-type="float">
            <text:p>1,5869</text:p>
          </table:table-cell>
          <table:table-cell table:style-name="ce6" office:value-type="float" office:value="6.2776" calcext:value-type="float">
            <text:p>6,2776</text:p>
          </table:table-cell>
          <table:table-cell table:style-name="ce5" table:formula="of:=+SUM([.C3:.AK3])" office:value-type="float" office:value="135.7723" calcext:value-type="float">
            <text:p>135,7723</text:p>
          </table:table-cell>
          <table:table-cell table:number-columns-repeated="1634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float" office:value="2001" calcext:value-type="float">
            <text:p>2001</text:p>
          </table:table-cell>
          <table:table-cell table:style-name="ce4" office:value-type="float" office:value="3.8438" calcext:value-type="float">
            <text:p>3,8438</text:p>
          </table:table-cell>
          <table:table-cell table:style-name="ce4" office:value-type="float" office:value="3.5949" calcext:value-type="float">
            <text:p>3,5949</text:p>
          </table:table-cell>
          <table:table-cell table:style-name="ce4" office:value-type="float" office:value="6.4292" calcext:value-type="float">
            <text:p>6,4292</text:p>
          </table:table-cell>
          <table:table-cell table:style-name="ce4" office:value-type="float" office:value="4.3532" calcext:value-type="float">
            <text:p>4,3532</text:p>
          </table:table-cell>
          <table:table-cell table:style-name="ce4" office:value-type="float" office:value="1.7525" calcext:value-type="float">
            <text:p>1,7525</text:p>
          </table:table-cell>
          <table:table-cell table:style-name="ce4" office:value-type="float" office:value="0.9664" calcext:value-type="float">
            <text:p>0,9664</text:p>
          </table:table-cell>
          <table:table-cell table:style-name="ce4" office:value-type="float" office:value="1.9536" calcext:value-type="float">
            <text:p>1,9536</text:p>
          </table:table-cell>
          <table:table-cell table:style-name="ce4" office:value-type="float" office:value="18.1037" calcext:value-type="float">
            <text:p>18,1037</text:p>
          </table:table-cell>
          <table:table-cell table:style-name="ce4" office:value-type="float" office:value="3.3873" calcext:value-type="float">
            <text:p>3,3873</text:p>
          </table:table-cell>
          <table:table-cell table:style-name="ce4" office:value-type="float" office:value="1.3896" calcext:value-type="float">
            <text:p>1,3896</text:p>
          </table:table-cell>
          <table:table-cell table:style-name="ce4" office:value-type="float" office:value="1.4047" calcext:value-type="float">
            <text:p>1,4047</text:p>
          </table:table-cell>
          <table:table-cell table:style-name="ce4" office:value-type="float" office:value="2.2585" calcext:value-type="float">
            <text:p>2,2585</text:p>
          </table:table-cell>
          <table:table-cell table:style-name="ce4" office:value-type="float" office:value="1.5777" calcext:value-type="float">
            <text:p>1,5777</text:p>
          </table:table-cell>
          <table:table-cell table:style-name="ce4" office:value-type="float" office:value="1.7763" calcext:value-type="float">
            <text:p>1,7763</text:p>
          </table:table-cell>
          <table:table-cell table:style-name="ce4" office:value-type="float" office:value="0.9883" calcext:value-type="float">
            <text:p>0,9883</text:p>
          </table:table-cell>
          <table:table-cell table:style-name="ce4" office:value-type="float" office:value="20.7474" calcext:value-type="float">
            <text:p>20,7474</text:p>
          </table:table-cell>
          <table:table-cell table:style-name="ce4" office:value-type="float" office:value="1.8809" calcext:value-type="float">
            <text:p>1,8809</text:p>
          </table:table-cell>
          <table:table-cell table:style-name="ce4" office:value-type="float" office:value="0.8581" calcext:value-type="float">
            <text:p>0,8581</text:p>
          </table:table-cell>
          <table:table-cell table:style-name="ce4" office:value-type="float" office:value="2.3404" calcext:value-type="float">
            <text:p>2,3404</text:p>
          </table:table-cell>
          <table:table-cell table:style-name="ce4" office:value-type="float" office:value="0.1709" calcext:value-type="float">
            <text:p>0,1709</text:p>
          </table:table-cell>
          <table:table-cell table:style-name="ce4" office:value-type="float" office:value="0.8297" calcext:value-type="float">
            <text:p>0,8297</text:p>
          </table:table-cell>
          <table:table-cell table:style-name="ce4" office:value-type="float" office:value="3.9542" calcext:value-type="float">
            <text:p>3,9542</text:p>
          </table:table-cell>
          <table:table-cell table:style-name="ce4" office:value-type="float" office:value="4.0948" calcext:value-type="float">
            <text:p>4,0948</text:p>
          </table:table-cell>
          <table:table-cell table:style-name="ce4" office:value-type="float" office:value="0.7622" calcext:value-type="float">
            <text:p>0,7622</text:p>
          </table:table-cell>
          <table:table-cell table:style-name="ce4" office:value-type="float" office:value="2.2505" calcext:value-type="float">
            <text:p>2,2505</text:p>
          </table:table-cell>
          <table:table-cell table:style-name="ce4" office:value-type="float" office:value="0.6808" calcext:value-type="float">
            <text:p>0,6808</text:p>
          </table:table-cell>
          <table:table-cell table:style-name="ce4" office:value-type="float" office:value="1.0068" calcext:value-type="float">
            <text:p>1,0068</text:p>
          </table:table-cell>
          <table:table-cell table:style-name="ce4" office:value-type="float" office:value="2.2265" calcext:value-type="float">
            <text:p>2,2265</text:p>
          </table:table-cell>
          <table:table-cell table:style-name="ce4" office:value-type="float" office:value="3.9431" calcext:value-type="float">
            <text:p>3,9431</text:p>
          </table:table-cell>
          <table:table-cell table:style-name="ce4" office:value-type="float" office:value="1.664" calcext:value-type="float">
            <text:p>1,6640</text:p>
          </table:table-cell>
          <table:table-cell table:style-name="ce4" office:value-type="float" office:value="2.27" calcext:value-type="float">
            <text:p>2,2700</text:p>
          </table:table-cell>
          <table:table-cell table:style-name="ce4" office:value-type="float" office:value="4.958" calcext:value-type="float">
            <text:p>4,9580</text:p>
          </table:table-cell>
          <table:table-cell table:style-name="ce4" office:value-type="float" office:value="20.894" calcext:value-type="float">
            <text:p>20,8940</text:p>
          </table:table-cell>
          <table:table-cell table:style-name="ce4" office:value-type="float" office:value="1.5127" calcext:value-type="float">
            <text:p>1,5127</text:p>
          </table:table-cell>
          <table:table-cell table:style-name="ce4" office:value-type="float" office:value="6.9777" calcext:value-type="float">
            <text:p>6,9777</text:p>
          </table:table-cell>
          <table:table-cell table:style-name="ce5" table:formula="of:=+SUM([.C4:.AK4])" office:value-type="float" office:value="137.8024" calcext:value-type="float">
            <text:p>137,8024</text:p>
          </table:table-cell>
          <table:table-cell table:number-columns-repeated="1634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float" office:value="2002" calcext:value-type="float">
            <text:p>2002</text:p>
          </table:table-cell>
          <table:table-cell table:style-name="ce4" office:value-type="float" office:value="4.2116" calcext:value-type="float">
            <text:p>4,2116</text:p>
          </table:table-cell>
          <table:table-cell table:style-name="ce4" office:value-type="float" office:value="3.3011" calcext:value-type="float">
            <text:p>3,3011</text:p>
          </table:table-cell>
          <table:table-cell table:style-name="ce4" office:value-type="float" office:value="6.6216" calcext:value-type="float">
            <text:p>6,6216</text:p>
          </table:table-cell>
          <table:table-cell table:style-name="ce4" office:value-type="float" office:value="4.3872" calcext:value-type="float">
            <text:p>4,3872</text:p>
          </table:table-cell>
          <table:table-cell table:style-name="ce4" office:value-type="float" office:value="1.6478" calcext:value-type="float">
            <text:p>1,6478</text:p>
          </table:table-cell>
          <table:table-cell table:style-name="ce4" office:value-type="float" office:value="0.9589" calcext:value-type="float">
            <text:p>0,9589</text:p>
          </table:table-cell>
          <table:table-cell table:style-name="ce4" office:value-type="float" office:value="1.937" calcext:value-type="float">
            <text:p>1,9370</text:p>
          </table:table-cell>
          <table:table-cell table:style-name="ce4" office:value-type="float" office:value="18.111" calcext:value-type="float">
            <text:p>18,1110</text:p>
          </table:table-cell>
          <table:table-cell table:style-name="ce4" office:value-type="float" office:value="3.4729" calcext:value-type="float">
            <text:p>3,4729</text:p>
          </table:table-cell>
          <table:table-cell table:style-name="ce4" office:value-type="float" office:value="1.3561" calcext:value-type="float">
            <text:p>1,3561</text:p>
          </table:table-cell>
          <table:table-cell table:style-name="ce4" office:value-type="float" office:value="1.5229" calcext:value-type="float">
            <text:p>1,5229</text:p>
          </table:table-cell>
          <table:table-cell table:style-name="ce4" office:value-type="float" office:value="2.279" calcext:value-type="float">
            <text:p>2,2790</text:p>
          </table:table-cell>
          <table:table-cell table:style-name="ce4" office:value-type="float" office:value="1.469" calcext:value-type="float">
            <text:p>1,4690</text:p>
          </table:table-cell>
          <table:table-cell table:style-name="ce4" office:value-type="float" office:value="1.8833" calcext:value-type="float">
            <text:p>1,8833</text:p>
          </table:table-cell>
          <table:table-cell table:style-name="ce4" office:value-type="float" office:value="1.0181" calcext:value-type="float">
            <text:p>1,0181</text:p>
          </table:table-cell>
          <table:table-cell table:style-name="ce4" office:value-type="float" office:value="20.7003" calcext:value-type="float">
            <text:p>20,7003</text:p>
          </table:table-cell>
          <table:table-cell table:style-name="ce4" office:value-type="float" office:value="1.9799" calcext:value-type="float">
            <text:p>1,9799</text:p>
          </table:table-cell>
          <table:table-cell table:style-name="ce4" office:value-type="float" office:value="0.8782" calcext:value-type="float">
            <text:p>0,8782</text:p>
          </table:table-cell>
          <table:table-cell table:style-name="ce4" office:value-type="float" office:value="2.3023" calcext:value-type="float">
            <text:p>2,3023</text:p>
          </table:table-cell>
          <table:table-cell table:style-name="ce4" office:value-type="float" office:value="0.2039" calcext:value-type="float">
            <text:p>0,2039</text:p>
          </table:table-cell>
          <table:table-cell table:style-name="ce4" office:value-type="float" office:value="0.8468" calcext:value-type="float">
            <text:p>0,8468</text:p>
          </table:table-cell>
          <table:table-cell table:style-name="ce4" office:value-type="float" office:value="3.7888" calcext:value-type="float">
            <text:p>3,7888</text:p>
          </table:table-cell>
          <table:table-cell table:style-name="ce4" office:value-type="float" office:value="4.0514" calcext:value-type="float">
            <text:p>4,0514</text:p>
          </table:table-cell>
          <table:table-cell table:style-name="ce4" office:value-type="float" office:value="0.7644" calcext:value-type="float">
            <text:p>0,7644</text:p>
          </table:table-cell>
          <table:table-cell table:style-name="ce4" office:value-type="float" office:value="1.8484" calcext:value-type="float">
            <text:p>1,8484</text:p>
          </table:table-cell>
          <table:table-cell table:style-name="ce4" office:value-type="float" office:value="0.6973" calcext:value-type="float">
            <text:p>0,6973</text:p>
          </table:table-cell>
          <table:table-cell table:style-name="ce4" office:value-type="float" office:value="0.9966" calcext:value-type="float">
            <text:p>0,9966</text:p>
          </table:table-cell>
          <table:table-cell table:style-name="ce4" office:value-type="float" office:value="2.4011" calcext:value-type="float">
            <text:p>2,4011</text:p>
          </table:table-cell>
          <table:table-cell table:style-name="ce4" office:value-type="float" office:value="4.3804" calcext:value-type="float">
            <text:p>4,3804</text:p>
          </table:table-cell>
          <table:table-cell table:style-name="ce4" office:value-type="float" office:value="1.7287" calcext:value-type="float">
            <text:p>1,7287</text:p>
          </table:table-cell>
          <table:table-cell table:style-name="ce4" office:value-type="float" office:value="2.2528" calcext:value-type="float">
            <text:p>2,2528</text:p>
          </table:table-cell>
          <table:table-cell table:style-name="ce4" office:value-type="float" office:value="3.2352" calcext:value-type="float">
            <text:p>3,2352</text:p>
          </table:table-cell>
          <table:table-cell table:style-name="ce4" office:value-type="float" office:value="22.3857" calcext:value-type="float">
            <text:p>22,3857</text:p>
          </table:table-cell>
          <table:table-cell table:style-name="ce4" office:value-type="float" office:value="1.3703" calcext:value-type="float">
            <text:p>1,3703</text:p>
          </table:table-cell>
          <table:table-cell table:style-name="ce4" office:value-type="float" office:value="7.679" calcext:value-type="float">
            <text:p>7,6790</text:p>
          </table:table-cell>
          <table:table-cell table:style-name="ce5" table:formula="of:=+SUM([.C5:.AK5])" office:value-type="float" office:value="138.669" calcext:value-type="float">
            <text:p>138,6690</text:p>
          </table:table-cell>
          <table:table-cell table:number-columns-repeated="1634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float" office:value="2003" calcext:value-type="float">
            <text:p>2003</text:p>
          </table:table-cell>
          <table:table-cell table:style-name="ce4" office:value-type="float" office:value="4.435" calcext:value-type="float">
            <text:p>4,4350</text:p>
          </table:table-cell>
          <table:table-cell table:style-name="ce4" office:value-type="float" office:value="3.5347" calcext:value-type="float">
            <text:p>3,5347</text:p>
          </table:table-cell>
          <table:table-cell table:style-name="ce4" office:value-type="float" office:value="6.6113" calcext:value-type="float">
            <text:p>6,6113</text:p>
          </table:table-cell>
          <table:table-cell table:style-name="ce4" office:value-type="float" office:value="4.5393" calcext:value-type="float">
            <text:p>4,5393</text:p>
          </table:table-cell>
          <table:table-cell table:style-name="ce4" office:value-type="float" office:value="1.6047" calcext:value-type="float">
            <text:p>1,6047</text:p>
          </table:table-cell>
          <table:table-cell table:style-name="ce4" office:value-type="float" office:value="1.1211" calcext:value-type="float">
            <text:p>1,1211</text:p>
          </table:table-cell>
          <table:table-cell table:style-name="ce4" office:value-type="float" office:value="1.8956" calcext:value-type="float">
            <text:p>1,8956</text:p>
          </table:table-cell>
          <table:table-cell table:style-name="ce4" office:value-type="float" office:value="18.4941" calcext:value-type="float">
            <text:p>18,4941</text:p>
          </table:table-cell>
          <table:table-cell table:style-name="ce4" office:value-type="float" office:value="3.4615" calcext:value-type="float">
            <text:p>3,4615</text:p>
          </table:table-cell>
          <table:table-cell table:style-name="ce4" office:value-type="float" office:value="1.3763" calcext:value-type="float">
            <text:p>1,3763</text:p>
          </table:table-cell>
          <table:table-cell table:style-name="ce4" office:value-type="float" office:value="1.5808" calcext:value-type="float">
            <text:p>1,5808</text:p>
          </table:table-cell>
          <table:table-cell table:style-name="ce4" office:value-type="float" office:value="2.3103" calcext:value-type="float">
            <text:p>2,3103</text:p>
          </table:table-cell>
          <table:table-cell table:style-name="ce4" office:value-type="float" office:value="1.6725" calcext:value-type="float">
            <text:p>1,6725</text:p>
          </table:table-cell>
          <table:table-cell table:style-name="ce4" office:value-type="float" office:value="2.0006" calcext:value-type="float">
            <text:p>2,0006</text:p>
          </table:table-cell>
          <table:table-cell table:style-name="ce4" office:value-type="float" office:value="1.0735" calcext:value-type="float">
            <text:p>1,0735</text:p>
          </table:table-cell>
          <table:table-cell table:style-name="ce4" office:value-type="float" office:value="20.7437" calcext:value-type="float">
            <text:p>20,7437</text:p>
          </table:table-cell>
          <table:table-cell table:style-name="ce4" office:value-type="float" office:value="2.0786" calcext:value-type="float">
            <text:p>2,0786</text:p>
          </table:table-cell>
          <table:table-cell table:style-name="ce4" office:value-type="float" office:value="0.8358" calcext:value-type="float">
            <text:p>0,8358</text:p>
          </table:table-cell>
          <table:table-cell table:style-name="ce4" office:value-type="float" office:value="2.493" calcext:value-type="float">
            <text:p>2,4930</text:p>
          </table:table-cell>
          <table:table-cell table:style-name="ce4" office:value-type="float" office:value="0.191" calcext:value-type="float">
            <text:p>0,1910</text:p>
          </table:table-cell>
          <table:table-cell table:style-name="ce4" office:value-type="float" office:value="0.9311" calcext:value-type="float">
            <text:p>0,9311</text:p>
          </table:table-cell>
          <table:table-cell table:style-name="ce4" office:value-type="float" office:value="3.937" calcext:value-type="float">
            <text:p>3,9370</text:p>
          </table:table-cell>
          <table:table-cell table:style-name="ce4" office:value-type="float" office:value="4.2467" calcext:value-type="float">
            <text:p>4,2467</text:p>
          </table:table-cell>
          <table:table-cell table:style-name="ce4" office:value-type="float" office:value="0.8192" calcext:value-type="float">
            <text:p>0,8192</text:p>
          </table:table-cell>
          <table:table-cell table:style-name="ce4" office:value-type="float" office:value="1.8978" calcext:value-type="float">
            <text:p>1,8978</text:p>
          </table:table-cell>
          <table:table-cell table:style-name="ce4" office:value-type="float" office:value="0.7157" calcext:value-type="float">
            <text:p>0,7157</text:p>
          </table:table-cell>
          <table:table-cell table:style-name="ce4" office:value-type="float" office:value="0.9575" calcext:value-type="float">
            <text:p>0,9575</text:p>
          </table:table-cell>
          <table:table-cell table:style-name="ce4" office:value-type="float" office:value="2.4118" calcext:value-type="float">
            <text:p>2,4118</text:p>
          </table:table-cell>
          <table:table-cell table:style-name="ce4" office:value-type="float" office:value="4.3248" calcext:value-type="float">
            <text:p>4,3248</text:p>
          </table:table-cell>
          <table:table-cell table:style-name="ce4" office:value-type="float" office:value="1.8266" calcext:value-type="float">
            <text:p>1,8266</text:p>
          </table:table-cell>
          <table:table-cell table:style-name="ce4" office:value-type="float" office:value="2.3509" calcext:value-type="float">
            <text:p>2,3509</text:p>
          </table:table-cell>
          <table:table-cell table:style-name="ce4" office:value-type="float" office:value="3.1516" calcext:value-type="float">
            <text:p>3,1516</text:p>
          </table:table-cell>
          <table:table-cell table:style-name="ce4" office:value-type="float" office:value="25.126" calcext:value-type="float">
            <text:p>25,1260</text:p>
          </table:table-cell>
          <table:table-cell table:style-name="ce4" office:value-type="float" office:value="1.362" calcext:value-type="float">
            <text:p>1,3620</text:p>
          </table:table-cell>
          <table:table-cell table:style-name="ce4" office:value-type="float" office:value="7.493" calcext:value-type="float">
            <text:p>7,4930</text:p>
          </table:table-cell>
          <table:table-cell table:style-name="ce5" table:formula="of:=+SUM([.C6:.AK6])" office:value-type="float" office:value="143.6051" calcext:value-type="float">
            <text:p>143,6051</text:p>
          </table:table-cell>
          <table:table-cell table:number-columns-repeated="1634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2004" calcext:value-type="float">
            <text:p>2004</text:p>
          </table:table-cell>
          <table:table-cell table:style-name="ce4" office:value-type="float" office:value="4.5602" calcext:value-type="float">
            <text:p>4,5602</text:p>
          </table:table-cell>
          <table:table-cell table:style-name="ce4" office:value-type="float" office:value="4.0799" calcext:value-type="float">
            <text:p>4,0799</text:p>
          </table:table-cell>
          <table:table-cell table:style-name="ce4" office:value-type="float" office:value="6.4228" calcext:value-type="float">
            <text:p>6,4228</text:p>
          </table:table-cell>
          <table:table-cell table:style-name="ce4" office:value-type="float" office:value="4.6117" calcext:value-type="float">
            <text:p>4,6117</text:p>
          </table:table-cell>
          <table:table-cell table:style-name="ce4" office:value-type="float" office:value="1.4178" calcext:value-type="float">
            <text:p>1,4178</text:p>
          </table:table-cell>
          <table:table-cell table:style-name="ce4" office:value-type="float" office:value="1.1231" calcext:value-type="float">
            <text:p>1,1231</text:p>
          </table:table-cell>
          <table:table-cell table:style-name="ce4" office:value-type="float" office:value="1.9642" calcext:value-type="float">
            <text:p>1,9642</text:p>
          </table:table-cell>
          <table:table-cell table:style-name="ce4" office:value-type="float" office:value="18.254" calcext:value-type="float">
            <text:p>18,2540</text:p>
          </table:table-cell>
          <table:table-cell table:style-name="ce4" office:value-type="float" office:value="3.6857" calcext:value-type="float">
            <text:p>3,6857</text:p>
          </table:table-cell>
          <table:table-cell table:style-name="ce4" office:value-type="float" office:value="1.2969" calcext:value-type="float">
            <text:p>1,2969</text:p>
          </table:table-cell>
          <table:table-cell table:style-name="ce4" office:value-type="float" office:value="1.6193" calcext:value-type="float">
            <text:p>1,6193</text:p>
          </table:table-cell>
          <table:table-cell table:style-name="ce4" office:value-type="float" office:value="2.2418" calcext:value-type="float">
            <text:p>2,2418</text:p>
          </table:table-cell>
          <table:table-cell table:style-name="ce4" office:value-type="float" office:value="2.0301" calcext:value-type="float">
            <text:p>2,0301</text:p>
          </table:table-cell>
          <table:table-cell table:style-name="ce4" office:value-type="float" office:value="2.1172" calcext:value-type="float">
            <text:p>2,1172</text:p>
          </table:table-cell>
          <table:table-cell table:style-name="ce4" office:value-type="float" office:value="1.0382" calcext:value-type="float">
            <text:p>1,0382</text:p>
          </table:table-cell>
          <table:table-cell table:style-name="ce4" office:value-type="float" office:value="20.913" calcext:value-type="float">
            <text:p>20,9130</text:p>
          </table:table-cell>
          <table:table-cell table:style-name="ce4" office:value-type="float" office:value="1.9664" calcext:value-type="float">
            <text:p>1,9664</text:p>
          </table:table-cell>
          <table:table-cell table:style-name="ce4" office:value-type="float" office:value="0.8737" calcext:value-type="float">
            <text:p>0,8737</text:p>
          </table:table-cell>
          <table:table-cell table:style-name="ce4" office:value-type="float" office:value="2.5844" calcext:value-type="float">
            <text:p>2,5844</text:p>
          </table:table-cell>
          <table:table-cell table:style-name="ce4" office:value-type="float" office:value="0.1826" calcext:value-type="float">
            <text:p>0,1826</text:p>
          </table:table-cell>
          <table:table-cell table:style-name="ce4" office:value-type="float" office:value="0.9878" calcext:value-type="float">
            <text:p>0,9878</text:p>
          </table:table-cell>
          <table:table-cell table:style-name="ce4" office:value-type="float" office:value="3.8804" calcext:value-type="float">
            <text:p>3,8804</text:p>
          </table:table-cell>
          <table:table-cell table:style-name="ce4" office:value-type="float" office:value="4.199" calcext:value-type="float">
            <text:p>4,1990</text:p>
          </table:table-cell>
          <table:table-cell table:style-name="ce4" office:value-type="float" office:value="0.816" calcext:value-type="float">
            <text:p>0,8160</text:p>
          </table:table-cell>
          <table:table-cell table:style-name="ce4" office:value-type="float" office:value="1.7468" calcext:value-type="float">
            <text:p>1,7468</text:p>
          </table:table-cell>
          <table:table-cell table:style-name="ce4" office:value-type="float" office:value="0.7087" calcext:value-type="float">
            <text:p>0,7087</text:p>
          </table:table-cell>
          <table:table-cell table:style-name="ce4" office:value-type="float" office:value="1.1478" calcext:value-type="float">
            <text:p>1,1478</text:p>
          </table:table-cell>
          <table:table-cell table:style-name="ce4" office:value-type="float" office:value="1.9314" calcext:value-type="float">
            <text:p>1,9314</text:p>
          </table:table-cell>
          <table:table-cell table:style-name="ce4" office:value-type="float" office:value="4.5876" calcext:value-type="float">
            <text:p>4,5876</text:p>
          </table:table-cell>
          <table:table-cell table:style-name="ce4" office:value-type="float" office:value="2.0258" calcext:value-type="float">
            <text:p>2,0258</text:p>
          </table:table-cell>
          <table:table-cell table:style-name="ce4" office:value-type="float" office:value="2.4907" calcext:value-type="float">
            <text:p>2,4907</text:p>
          </table:table-cell>
          <table:table-cell table:style-name="ce4" office:value-type="float" office:value="3.1514" calcext:value-type="float">
            <text:p>3,1514</text:p>
          </table:table-cell>
          <table:table-cell table:style-name="ce4" office:value-type="float" office:value="25.2503" calcext:value-type="float">
            <text:p>25,2503</text:p>
          </table:table-cell>
          <table:table-cell table:style-name="ce4" office:value-type="float" office:value="1.6754" calcext:value-type="float">
            <text:p>1,6754</text:p>
          </table:table-cell>
          <table:table-cell table:style-name="ce4" office:value-type="float" office:value="5.8188" calcext:value-type="float">
            <text:p>5,8188</text:p>
          </table:table-cell>
          <table:table-cell table:style-name="ce5" table:formula="of:=+SUM([.C7:.AK7])" office:value-type="float" office:value="143.4009" calcext:value-type="float">
            <text:p>143,4009</text:p>
          </table:table-cell>
          <table:table-cell table:number-columns-repeated="1634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float" office:value="2005" calcext:value-type="float">
            <text:p>2005</text:p>
          </table:table-cell>
          <table:table-cell table:style-name="ce4" office:value-type="float" office:value="4.5878" calcext:value-type="float">
            <text:p>4,5878</text:p>
          </table:table-cell>
          <table:table-cell table:style-name="ce4" office:value-type="float" office:value="4.1507" calcext:value-type="float">
            <text:p>4,1507</text:p>
          </table:table-cell>
          <table:table-cell table:style-name="ce4" office:value-type="float" office:value="5.8651" calcext:value-type="float">
            <text:p>5,8651</text:p>
          </table:table-cell>
          <table:table-cell table:style-name="ce4" office:value-type="float" office:value="4.774" calcext:value-type="float">
            <text:p>4,7740</text:p>
          </table:table-cell>
          <table:table-cell table:style-name="ce4" office:value-type="float" office:value="1.4847" calcext:value-type="float">
            <text:p>1,4847</text:p>
          </table:table-cell>
          <table:table-cell table:style-name="ce4" office:value-type="float" office:value="1.2105" calcext:value-type="float">
            <text:p>1,2105</text:p>
          </table:table-cell>
          <table:table-cell table:style-name="ce4" office:value-type="float" office:value="1.9576" calcext:value-type="float">
            <text:p>1,9576</text:p>
          </table:table-cell>
          <table:table-cell table:style-name="ce4" office:value-type="float" office:value="17.9035" calcext:value-type="float">
            <text:p>17,9035</text:p>
          </table:table-cell>
          <table:table-cell table:style-name="ce4" office:value-type="float" office:value="3.7649" calcext:value-type="float">
            <text:p>3,7649</text:p>
          </table:table-cell>
          <table:table-cell table:style-name="ce4" office:value-type="float" office:value="1.4083" calcext:value-type="float">
            <text:p>1,4083</text:p>
          </table:table-cell>
          <table:table-cell table:style-name="ce4" office:value-type="float" office:value="1.5689" calcext:value-type="float">
            <text:p>1,5689</text:p>
          </table:table-cell>
          <table:table-cell table:style-name="ce4" office:value-type="float" office:value="2.1704" calcext:value-type="float">
            <text:p>2,1704</text:p>
          </table:table-cell>
          <table:table-cell table:style-name="ce4" office:value-type="float" office:value="2.0246" calcext:value-type="float">
            <text:p>2,0246</text:p>
          </table:table-cell>
          <table:table-cell table:style-name="ce4" office:value-type="float" office:value="2.1676" calcext:value-type="float">
            <text:p>2,1676</text:p>
          </table:table-cell>
          <table:table-cell table:style-name="ce4" office:value-type="float" office:value="1.0406" calcext:value-type="float">
            <text:p>1,0406</text:p>
          </table:table-cell>
          <table:table-cell table:style-name="ce4" office:value-type="float" office:value="20.7954" calcext:value-type="float">
            <text:p>20,7954</text:p>
          </table:table-cell>
          <table:table-cell table:style-name="ce4" office:value-type="float" office:value="2.0655" calcext:value-type="float">
            <text:p>2,0655</text:p>
          </table:table-cell>
          <table:table-cell table:style-name="ce4" office:value-type="float" office:value="0.9247" calcext:value-type="float">
            <text:p>0,9247</text:p>
          </table:table-cell>
          <table:table-cell table:style-name="ce4" office:value-type="float" office:value="2.1704" calcext:value-type="float">
            <text:p>2,1704</text:p>
          </table:table-cell>
          <table:table-cell table:style-name="ce4" office:value-type="float" office:value="0.1875" calcext:value-type="float">
            <text:p>0,1875</text:p>
          </table:table-cell>
          <table:table-cell table:style-name="ce4" office:value-type="float" office:value="0.9158" calcext:value-type="float">
            <text:p>0,9158</text:p>
          </table:table-cell>
          <table:table-cell table:style-name="ce4" office:value-type="float" office:value="3.8017" calcext:value-type="float">
            <text:p>3,8017</text:p>
          </table:table-cell>
          <table:table-cell table:style-name="ce4" office:value-type="float" office:value="4.3771" calcext:value-type="float">
            <text:p>4,3771</text:p>
          </table:table-cell>
          <table:table-cell table:style-name="ce4" office:value-type="float" office:value="0.7851" calcext:value-type="float">
            <text:p>0,7851</text:p>
          </table:table-cell>
          <table:table-cell table:style-name="ce4" office:value-type="float" office:value="2.0934" calcext:value-type="float">
            <text:p>2,0934</text:p>
          </table:table-cell>
          <table:table-cell table:style-name="ce4" office:value-type="float" office:value="0.649" calcext:value-type="float">
            <text:p>0,6490</text:p>
          </table:table-cell>
          <table:table-cell table:style-name="ce4" office:value-type="float" office:value="1.3254" calcext:value-type="float">
            <text:p>1,3254</text:p>
          </table:table-cell>
          <table:table-cell table:style-name="ce4" office:value-type="float" office:value="1.9721" calcext:value-type="float">
            <text:p>1,9721</text:p>
          </table:table-cell>
          <table:table-cell table:style-name="ce4" office:value-type="float" office:value="4.223" calcext:value-type="float">
            <text:p>4,2230</text:p>
          </table:table-cell>
          <table:table-cell table:style-name="ce4" office:value-type="float" office:value="2.024" calcext:value-type="float">
            <text:p>2,0240</text:p>
          </table:table-cell>
          <table:table-cell table:style-name="ce4" office:value-type="float" office:value="2.3768" calcext:value-type="float">
            <text:p>2,3768</text:p>
          </table:table-cell>
          <table:table-cell table:style-name="ce4" office:value-type="float" office:value="3.1805" calcext:value-type="float">
            <text:p>3,1805</text:p>
          </table:table-cell>
          <table:table-cell table:style-name="ce4" office:value-type="float" office:value="29.2666" calcext:value-type="float">
            <text:p>29,2666</text:p>
          </table:table-cell>
          <table:table-cell table:style-name="ce4" office:value-type="float" office:value="1.724" calcext:value-type="float">
            <text:p>1,7240</text:p>
          </table:table-cell>
          <table:table-cell table:style-name="ce4" office:value-type="float" office:value="6.1978" calcext:value-type="float">
            <text:p>6,1978</text:p>
          </table:table-cell>
          <table:table-cell table:style-name="ce5" table:formula="of:=+SUM([.C8:.AK8])" office:value-type="float" office:value="147.135" calcext:value-type="float">
            <text:p>147,1350</text:p>
          </table:table-cell>
          <table:table-cell table:number-columns-repeated="1634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float" office:value="2006" calcext:value-type="float">
            <text:p>2006</text:p>
          </table:table-cell>
          <table:table-cell table:style-name="ce4" office:value-type="float" office:value="4.6512" calcext:value-type="float">
            <text:p>4,6512</text:p>
          </table:table-cell>
          <table:table-cell table:style-name="ce4" office:value-type="float" office:value="4.4441" calcext:value-type="float">
            <text:p>4,4441</text:p>
          </table:table-cell>
          <table:table-cell table:style-name="ce4" office:value-type="float" office:value="5.6006" calcext:value-type="float">
            <text:p>5,6006</text:p>
          </table:table-cell>
          <table:table-cell table:style-name="ce4" office:value-type="float" office:value="4.8394" calcext:value-type="float">
            <text:p>4,8394</text:p>
          </table:table-cell>
          <table:table-cell table:style-name="ce4" office:value-type="float" office:value="1.5218" calcext:value-type="float">
            <text:p>1,5218</text:p>
          </table:table-cell>
          <table:table-cell table:style-name="ce4" office:value-type="float" office:value="1.2291" calcext:value-type="float">
            <text:p>1,2291</text:p>
          </table:table-cell>
          <table:table-cell table:style-name="ce4" office:value-type="float" office:value="1.9603" calcext:value-type="float">
            <text:p>1,9603</text:p>
          </table:table-cell>
          <table:table-cell table:style-name="ce4" office:value-type="float" office:value="17.5618" calcext:value-type="float">
            <text:p>17,5618</text:p>
          </table:table-cell>
          <table:table-cell table:style-name="ce4" office:value-type="float" office:value="3.9102" calcext:value-type="float">
            <text:p>3,9102</text:p>
          </table:table-cell>
          <table:table-cell table:style-name="ce4" office:value-type="float" office:value="1.4353" calcext:value-type="float">
            <text:p>1,4353</text:p>
          </table:table-cell>
          <table:table-cell table:style-name="ce4" office:value-type="float" office:value="1.6124" calcext:value-type="float">
            <text:p>1,6124</text:p>
          </table:table-cell>
          <table:table-cell table:style-name="ce4" office:value-type="float" office:value="2.1927" calcext:value-type="float">
            <text:p>2,1927</text:p>
          </table:table-cell>
          <table:table-cell table:style-name="ce4" office:value-type="float" office:value="2.0206" calcext:value-type="float">
            <text:p>2,0206</text:p>
          </table:table-cell>
          <table:table-cell table:style-name="ce4" office:value-type="float" office:value="2.0552" calcext:value-type="float">
            <text:p>2,0552</text:p>
          </table:table-cell>
          <table:table-cell table:style-name="ce4" office:value-type="float" office:value="1.105" calcext:value-type="float">
            <text:p>1,1050</text:p>
          </table:table-cell>
          <table:table-cell table:style-name="ce4" office:value-type="float" office:value="20.324" calcext:value-type="float">
            <text:p>20,3240</text:p>
          </table:table-cell>
          <table:table-cell table:style-name="ce4" office:value-type="float" office:value="2.1997" calcext:value-type="float">
            <text:p>2,1997</text:p>
          </table:table-cell>
          <table:table-cell table:style-name="ce4" office:value-type="float" office:value="0.9089" calcext:value-type="float">
            <text:p>0,9089</text:p>
          </table:table-cell>
          <table:table-cell table:style-name="ce4" office:value-type="float" office:value="2.0226" calcext:value-type="float">
            <text:p>2,0226</text:p>
          </table:table-cell>
          <table:table-cell table:style-name="ce4" office:value-type="float" office:value="0.1875" calcext:value-type="float">
            <text:p>0,1875</text:p>
          </table:table-cell>
          <table:table-cell table:style-name="ce4" office:value-type="float" office:value="1.0055" calcext:value-type="float">
            <text:p>1,0055</text:p>
          </table:table-cell>
          <table:table-cell table:style-name="ce4" office:value-type="float" office:value="4.2031" calcext:value-type="float">
            <text:p>4,2031</text:p>
          </table:table-cell>
          <table:table-cell table:style-name="ce4" office:value-type="float" office:value="4.4307" calcext:value-type="float">
            <text:p>4,4307</text:p>
          </table:table-cell>
          <table:table-cell table:style-name="ce4" office:value-type="float" office:value="0.8013" calcext:value-type="float">
            <text:p>0,8013</text:p>
          </table:table-cell>
          <table:table-cell table:style-name="ce4" office:value-type="float" office:value="2.2184" calcext:value-type="float">
            <text:p>2,2184</text:p>
          </table:table-cell>
          <table:table-cell table:style-name="ce4" office:value-type="float" office:value="0.661" calcext:value-type="float">
            <text:p>0,6610</text:p>
          </table:table-cell>
          <table:table-cell table:style-name="ce4" office:value-type="float" office:value="1.0117" calcext:value-type="float">
            <text:p>1,0117</text:p>
          </table:table-cell>
          <table:table-cell table:style-name="ce4" office:value-type="float" office:value="2.0732" calcext:value-type="float">
            <text:p>2,0732</text:p>
          </table:table-cell>
          <table:table-cell table:style-name="ce4" office:value-type="float" office:value="4.2575" calcext:value-type="float">
            <text:p>4,2575</text:p>
          </table:table-cell>
          <table:table-cell table:style-name="ce4" office:value-type="float" office:value="1.9905" calcext:value-type="float">
            <text:p>1,9905</text:p>
          </table:table-cell>
          <table:table-cell table:style-name="ce4" office:value-type="float" office:value="2.4814" calcext:value-type="float">
            <text:p>2,4814</text:p>
          </table:table-cell>
          <table:table-cell table:style-name="ce4" office:value-type="float" office:value="3.4407" calcext:value-type="float">
            <text:p>3,4407</text:p>
          </table:table-cell>
          <table:table-cell table:style-name="ce4" office:value-type="float" office:value="32.5625" calcext:value-type="float">
            <text:p>32,5625</text:p>
          </table:table-cell>
          <table:table-cell table:style-name="ce4" office:value-type="float" office:value="1.9838" calcext:value-type="float">
            <text:p>1,9838</text:p>
          </table:table-cell>
          <table:table-cell table:style-name="ce4" office:value-type="float" office:value="5.965" calcext:value-type="float">
            <text:p>5,9650</text:p>
          </table:table-cell>
          <table:table-cell table:style-name="ce5" table:formula="of:=+SUM([.C9:.AK9])" office:value-type="float" office:value="150.8687" calcext:value-type="float">
            <text:p>150,8687</text:p>
          </table:table-cell>
          <table:table-cell table:number-columns-repeated="1634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office:value-type="float" office:value="2007" calcext:value-type="float">
            <text:p>2007</text:p>
          </table:table-cell>
          <table:table-cell table:style-name="ce4" office:value-type="float" office:value="4.84" calcext:value-type="float">
            <text:p>4,8400</text:p>
          </table:table-cell>
          <table:table-cell table:style-name="ce4" office:value-type="float" office:value="4.3908" calcext:value-type="float">
            <text:p>4,3908</text:p>
          </table:table-cell>
          <table:table-cell table:style-name="ce4" office:value-type="float" office:value="5.5494" calcext:value-type="float">
            <text:p>5,5494</text:p>
          </table:table-cell>
          <table:table-cell table:style-name="ce4" office:value-type="float" office:value="4.8898" calcext:value-type="float">
            <text:p>4,8898</text:p>
          </table:table-cell>
          <table:table-cell table:style-name="ce4" office:value-type="float" office:value="1.5929" calcext:value-type="float">
            <text:p>1,5929</text:p>
          </table:table-cell>
          <table:table-cell table:style-name="ce4" office:value-type="float" office:value="1.3247" calcext:value-type="float">
            <text:p>1,3247</text:p>
          </table:table-cell>
          <table:table-cell table:style-name="ce4" office:value-type="float" office:value="2.0542" calcext:value-type="float">
            <text:p>2,0542</text:p>
          </table:table-cell>
          <table:table-cell table:style-name="ce4" office:value-type="float" office:value="18.058" calcext:value-type="float">
            <text:p>18,0580</text:p>
          </table:table-cell>
          <table:table-cell table:style-name="ce4" office:value-type="float" office:value="4.276" calcext:value-type="float">
            <text:p>4,2760</text:p>
          </table:table-cell>
          <table:table-cell table:style-name="ce4" office:value-type="float" office:value="1.3759" calcext:value-type="float">
            <text:p>1,3759</text:p>
          </table:table-cell>
          <table:table-cell table:style-name="ce4" office:value-type="float" office:value="1.8074" calcext:value-type="float">
            <text:p>1,8074</text:p>
          </table:table-cell>
          <table:table-cell table:style-name="ce4" office:value-type="float" office:value="2.1545" calcext:value-type="float">
            <text:p>2,1545</text:p>
          </table:table-cell>
          <table:table-cell table:style-name="ce4" office:value-type="float" office:value="2.5877" calcext:value-type="float">
            <text:p>2,5877</text:p>
          </table:table-cell>
          <table:table-cell table:style-name="ce4" office:value-type="float" office:value="2.3562" calcext:value-type="float">
            <text:p>2,3562</text:p>
          </table:table-cell>
          <table:table-cell table:style-name="ce4" office:value-type="float" office:value="1.1212" calcext:value-type="float">
            <text:p>1,1212</text:p>
          </table:table-cell>
          <table:table-cell table:style-name="ce4" office:value-type="float" office:value="20.3953" calcext:value-type="float">
            <text:p>20,3953</text:p>
          </table:table-cell>
          <table:table-cell table:style-name="ce4" office:value-type="float" office:value="2.2642" calcext:value-type="float">
            <text:p>2,2642</text:p>
          </table:table-cell>
          <table:table-cell table:style-name="ce4" office:value-type="float" office:value="0.8865" calcext:value-type="float">
            <text:p>0,8865</text:p>
          </table:table-cell>
          <table:table-cell table:style-name="ce4" office:value-type="float" office:value="2.3855" calcext:value-type="float">
            <text:p>2,3855</text:p>
          </table:table-cell>
          <table:table-cell table:style-name="ce4" office:value-type="float" office:value="0.1867" calcext:value-type="float">
            <text:p>0,1867</text:p>
          </table:table-cell>
          <table:table-cell table:style-name="ce4" office:value-type="float" office:value="1.0509" calcext:value-type="float">
            <text:p>1,0509</text:p>
          </table:table-cell>
          <table:table-cell table:style-name="ce4" office:value-type="float" office:value="3.8831" calcext:value-type="float">
            <text:p>3,8831</text:p>
          </table:table-cell>
          <table:table-cell table:style-name="ce4" office:value-type="float" office:value="4.3948" calcext:value-type="float">
            <text:p>4,3948</text:p>
          </table:table-cell>
          <table:table-cell table:style-name="ce4" office:value-type="float" office:value="0.8141" calcext:value-type="float">
            <text:p>0,8141</text:p>
          </table:table-cell>
          <table:table-cell table:style-name="ce4" office:value-type="float" office:value="2.1281" calcext:value-type="float">
            <text:p>2,1281</text:p>
          </table:table-cell>
          <table:table-cell table:style-name="ce4" office:value-type="float" office:value="0.6738" calcext:value-type="float">
            <text:p>0,6738</text:p>
          </table:table-cell>
          <table:table-cell table:style-name="ce4" office:value-type="float" office:value="1.2236" calcext:value-type="float">
            <text:p>1,2236</text:p>
          </table:table-cell>
          <table:table-cell table:style-name="ce4" office:value-type="float" office:value="2.1408" calcext:value-type="float">
            <text:p>2,1408</text:p>
          </table:table-cell>
          <table:table-cell table:style-name="ce4" office:value-type="float" office:value="4.5254" calcext:value-type="float">
            <text:p>4,5254</text:p>
          </table:table-cell>
          <table:table-cell table:style-name="ce4" office:value-type="float" office:value="2.1609" calcext:value-type="float">
            <text:p>2,1609</text:p>
          </table:table-cell>
          <table:table-cell table:style-name="ce4" office:value-type="float" office:value="2.5353" calcext:value-type="float">
            <text:p>2,5353</text:p>
          </table:table-cell>
          <table:table-cell table:style-name="ce4" office:value-type="float" office:value="3.4359" calcext:value-type="float">
            <text:p>3,4359</text:p>
          </table:table-cell>
          <table:table-cell table:style-name="ce4" office:value-type="float" office:value="34.5711" calcext:value-type="float">
            <text:p>34,5711</text:p>
          </table:table-cell>
          <table:table-cell table:style-name="ce4" office:value-type="float" office:value="1.7851" calcext:value-type="float">
            <text:p>1,7851</text:p>
          </table:table-cell>
          <table:table-cell table:style-name="ce4" office:value-type="float" office:value="5.5023" calcext:value-type="float">
            <text:p>5,5023</text:p>
          </table:table-cell>
          <table:table-cell table:style-name="ce5" table:formula="of:=+SUM([.C10:.AK10])" office:value-type="float" office:value="155.3221" calcext:value-type="float">
            <text:p>155,3221</text:p>
          </table:table-cell>
          <table:table-cell table:number-columns-repeated="1634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2008" calcext:value-type="float">
            <text:p>2008</text:p>
          </table:table-cell>
          <table:table-cell table:style-name="ce4" office:value-type="float" office:value="4.8914" calcext:value-type="float">
            <text:p>4,8914</text:p>
          </table:table-cell>
          <table:table-cell table:style-name="ce4" office:value-type="float" office:value="4.6932" calcext:value-type="float">
            <text:p>4,6932</text:p>
          </table:table-cell>
          <table:table-cell table:style-name="ce4" office:value-type="float" office:value="5.5757" calcext:value-type="float">
            <text:p>5,5757</text:p>
          </table:table-cell>
          <table:table-cell table:style-name="ce4" office:value-type="float" office:value="5.7592" calcext:value-type="float">
            <text:p>5,7592</text:p>
          </table:table-cell>
          <table:table-cell table:style-name="ce4" office:value-type="float" office:value="1.4211" calcext:value-type="float">
            <text:p>1,4211</text:p>
          </table:table-cell>
          <table:table-cell table:style-name="ce4" office:value-type="float" office:value="1.3942" calcext:value-type="float">
            <text:p>1,3942</text:p>
          </table:table-cell>
          <table:table-cell table:style-name="ce4" office:value-type="float" office:value="2.1488" calcext:value-type="float">
            <text:p>2,1488</text:p>
          </table:table-cell>
          <table:table-cell table:style-name="ce4" office:value-type="float" office:value="17.3788" calcext:value-type="float">
            <text:p>17,3788</text:p>
          </table:table-cell>
          <table:table-cell table:style-name="ce4" office:value-type="float" office:value="4.2371" calcext:value-type="float">
            <text:p>4,2371</text:p>
          </table:table-cell>
          <table:table-cell table:style-name="ce4" office:value-type="float" office:value="1.506" calcext:value-type="float">
            <text:p>1,5060</text:p>
          </table:table-cell>
          <table:table-cell table:style-name="ce4" office:value-type="float" office:value="1.7902" calcext:value-type="float">
            <text:p>1,7902</text:p>
          </table:table-cell>
          <table:table-cell table:style-name="ce4" office:value-type="float" office:value="2.5014" calcext:value-type="float">
            <text:p>2,5014</text:p>
          </table:table-cell>
          <table:table-cell table:style-name="ce4" office:value-type="float" office:value="2.3279" calcext:value-type="float">
            <text:p>2,3279</text:p>
          </table:table-cell>
          <table:table-cell table:style-name="ce4" office:value-type="float" office:value="2.0345" calcext:value-type="float">
            <text:p>2,0345</text:p>
          </table:table-cell>
          <table:table-cell table:style-name="ce4" office:value-type="float" office:value="1.0445" calcext:value-type="float">
            <text:p>1,0445</text:p>
          </table:table-cell>
          <table:table-cell table:style-name="ce4" office:value-type="float" office:value="19.4872" calcext:value-type="float">
            <text:p>19,4872</text:p>
          </table:table-cell>
          <table:table-cell table:style-name="ce4" office:value-type="float" office:value="2.3973" calcext:value-type="float">
            <text:p>2,3973</text:p>
          </table:table-cell>
          <table:table-cell table:style-name="ce4" office:value-type="float" office:value="0.7777" calcext:value-type="float">
            <text:p>0,7777</text:p>
          </table:table-cell>
          <table:table-cell table:style-name="ce4" office:value-type="float" office:value="2.2863" calcext:value-type="float">
            <text:p>2,2863</text:p>
          </table:table-cell>
          <table:table-cell table:style-name="ce4" office:value-type="float" office:value="0.1825" calcext:value-type="float">
            <text:p>0,1825</text:p>
          </table:table-cell>
          <table:table-cell table:style-name="ce4" office:value-type="float" office:value="1.0572" calcext:value-type="float">
            <text:p>1,0572</text:p>
          </table:table-cell>
          <table:table-cell table:style-name="ce4" office:value-type="float" office:value="3.875" calcext:value-type="float">
            <text:p>3,8750</text:p>
          </table:table-cell>
          <table:table-cell table:style-name="ce4" office:value-type="float" office:value="4.4487" calcext:value-type="float">
            <text:p>4,4487</text:p>
          </table:table-cell>
          <table:table-cell table:style-name="ce4" office:value-type="float" office:value="0.7703" calcext:value-type="float">
            <text:p>0,7703</text:p>
          </table:table-cell>
          <table:table-cell table:style-name="ce4" office:value-type="float" office:value="2.0859" calcext:value-type="float">
            <text:p>2,0859</text:p>
          </table:table-cell>
          <table:table-cell table:style-name="ce4" office:value-type="float" office:value="0.7035" calcext:value-type="float">
            <text:p>0,7035</text:p>
          </table:table-cell>
          <table:table-cell table:style-name="ce4" office:value-type="float" office:value="1.4288" calcext:value-type="float">
            <text:p>1,4288</text:p>
          </table:table-cell>
          <table:table-cell table:style-name="ce4" office:value-type="float" office:value="2.1497" calcext:value-type="float">
            <text:p>2,1497</text:p>
          </table:table-cell>
          <table:table-cell table:style-name="ce4" office:value-type="float" office:value="4.487" calcext:value-type="float">
            <text:p>4,4870</text:p>
          </table:table-cell>
          <table:table-cell table:style-name="ce4" office:value-type="float" office:value="2.028" calcext:value-type="float">
            <text:p>2,0280</text:p>
          </table:table-cell>
          <table:table-cell table:style-name="ce4" office:value-type="float" office:value="2.5" calcext:value-type="float">
            <text:p>2,5000</text:p>
          </table:table-cell>
          <table:table-cell table:style-name="ce4" office:value-type="float" office:value="3.7423" calcext:value-type="float">
            <text:p>3,7423</text:p>
          </table:table-cell>
          <table:table-cell table:style-name="ce4" office:value-type="float" office:value="33.5469" calcext:value-type="float">
            <text:p>33,5469</text:p>
          </table:table-cell>
          <table:table-cell table:style-name="ce4" office:value-type="float" office:value="2.4554" calcext:value-type="float">
            <text:p>2,4554</text:p>
          </table:table-cell>
          <table:table-cell table:style-name="ce4" office:value-type="float" office:value="6.104" calcext:value-type="float">
            <text:p>6,1040</text:p>
          </table:table-cell>
          <table:table-cell table:style-name="ce5" table:formula="of:=+SUM([.C11:.AK11])" office:value-type="float" office:value="155.2177" calcext:value-type="float">
            <text:p>155,2177</text:p>
          </table:table-cell>
          <table:table-cell table:number-columns-repeated="1634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2009" calcext:value-type="float">
            <text:p>2009</text:p>
          </table:table-cell>
          <table:table-cell table:style-name="ce4" office:value-type="float" office:value="5.111" calcext:value-type="float">
            <text:p>5,1110</text:p>
          </table:table-cell>
          <table:table-cell table:style-name="ce4" office:value-type="float" office:value="4.4204" calcext:value-type="float">
            <text:p>4,4204</text:p>
          </table:table-cell>
          <table:table-cell table:style-name="ce4" office:value-type="float" office:value="5.5757" calcext:value-type="float">
            <text:p>5,5757</text:p>
          </table:table-cell>
          <table:table-cell table:style-name="ce4" office:value-type="float" office:value="5.6816" calcext:value-type="float">
            <text:p>5,6816</text:p>
          </table:table-cell>
          <table:table-cell table:style-name="ce4" office:value-type="float" office:value="1.6419" calcext:value-type="float">
            <text:p>1,6419</text:p>
          </table:table-cell>
          <table:table-cell table:style-name="ce4" office:value-type="float" office:value="1.4395" calcext:value-type="float">
            <text:p>1,4395</text:p>
          </table:table-cell>
          <table:table-cell table:style-name="ce4" office:value-type="float" office:value="2.0103" calcext:value-type="float">
            <text:p>2,0103</text:p>
          </table:table-cell>
          <table:table-cell table:style-name="ce4" office:value-type="float" office:value="16.1977" calcext:value-type="float">
            <text:p>16,1977</text:p>
          </table:table-cell>
          <table:table-cell table:style-name="ce4" office:value-type="float" office:value="3.9026" calcext:value-type="float">
            <text:p>3,9026</text:p>
          </table:table-cell>
          <table:table-cell table:style-name="ce4" office:value-type="float" office:value="1.6214" calcext:value-type="float">
            <text:p>1,6214</text:p>
          </table:table-cell>
          <table:table-cell table:style-name="ce4" office:value-type="float" office:value="1.7138" calcext:value-type="float">
            <text:p>1,7138</text:p>
          </table:table-cell>
          <table:table-cell table:style-name="ce4" office:value-type="float" office:value="2.5294" calcext:value-type="float">
            <text:p>2,5294</text:p>
          </table:table-cell>
          <table:table-cell table:style-name="ce4" office:value-type="float" office:value="2.2755" calcext:value-type="float">
            <text:p>2,2755</text:p>
          </table:table-cell>
          <table:table-cell table:style-name="ce4" office:value-type="float" office:value="2.2" calcext:value-type="float">
            <text:p>2,2000</text:p>
          </table:table-cell>
          <table:table-cell table:style-name="ce4" office:value-type="float" office:value="1.0251" calcext:value-type="float">
            <text:p>1,0251</text:p>
          </table:table-cell>
          <table:table-cell table:style-name="ce4" office:value-type="float" office:value="17.8847" calcext:value-type="float">
            <text:p>17,8847</text:p>
          </table:table-cell>
          <table:table-cell table:style-name="ce4" office:value-type="float" office:value="2.3899" calcext:value-type="float">
            <text:p>2,3899</text:p>
          </table:table-cell>
          <table:table-cell table:style-name="ce4" office:value-type="float" office:value="0.7992" calcext:value-type="float">
            <text:p>0,7992</text:p>
          </table:table-cell>
          <table:table-cell table:style-name="ce4" office:value-type="float" office:value="2.553" calcext:value-type="float">
            <text:p>2,5530</text:p>
          </table:table-cell>
          <table:table-cell table:style-name="ce4" office:value-type="float" office:value="0.1927" calcext:value-type="float">
            <text:p>0,1927</text:p>
          </table:table-cell>
          <table:table-cell table:style-name="ce4" office:value-type="float" office:value="0.974" calcext:value-type="float">
            <text:p>0,9740</text:p>
          </table:table-cell>
          <table:table-cell table:style-name="ce4" office:value-type="float" office:value="2.8377" calcext:value-type="float">
            <text:p>2,8377</text:p>
          </table:table-cell>
          <table:table-cell table:style-name="ce4" office:value-type="float" office:value="4.2316" calcext:value-type="float">
            <text:p>4,2316</text:p>
          </table:table-cell>
          <table:table-cell table:style-name="ce4" office:value-type="float" office:value="0.7737" calcext:value-type="float">
            <text:p>0,7737</text:p>
          </table:table-cell>
          <table:table-cell table:style-name="ce4" office:value-type="float" office:value="2.3638" calcext:value-type="float">
            <text:p>2,3638</text:p>
          </table:table-cell>
          <table:table-cell table:style-name="ce4" office:value-type="float" office:value="0.7352" calcext:value-type="float">
            <text:p>0,7352</text:p>
          </table:table-cell>
          <table:table-cell table:style-name="ce4" office:value-type="float" office:value="1.7823" calcext:value-type="float">
            <text:p>1,7823</text:p>
          </table:table-cell>
          <table:table-cell table:style-name="ce4" office:value-type="float" office:value="2.0655" calcext:value-type="float">
            <text:p>2,0655</text:p>
          </table:table-cell>
          <table:table-cell table:style-name="ce4" office:value-type="float" office:value="4.5989" calcext:value-type="float">
            <text:p>4,5989</text:p>
          </table:table-cell>
          <table:table-cell table:style-name="ce4" office:value-type="float" office:value="2.5714" calcext:value-type="float">
            <text:p>2,5714</text:p>
          </table:table-cell>
          <table:table-cell table:style-name="ce4" office:value-type="float" office:value="2.4679" calcext:value-type="float">
            <text:p>2,4679</text:p>
          </table:table-cell>
          <table:table-cell table:style-name="ce4" office:value-type="float" office:value="3.8125" calcext:value-type="float">
            <text:p>3,8125</text:p>
          </table:table-cell>
          <table:table-cell table:style-name="ce4" office:value-type="float" office:value="33.4769" calcext:value-type="float">
            <text:p>33,4769</text:p>
          </table:table-cell>
          <table:table-cell table:style-name="ce4" office:value-type="float" office:value="2.3724" calcext:value-type="float">
            <text:p>2,3724</text:p>
          </table:table-cell>
          <table:table-cell table:style-name="ce4" office:value-type="float" office:value="6.0495" calcext:value-type="float">
            <text:p>6,0495</text:p>
          </table:table-cell>
          <table:table-cell table:style-name="ce5" table:formula="of:=+SUM([.C12:.AK12])" office:value-type="float" office:value="152.2787" calcext:value-type="float">
            <text:p>152,2787</text:p>
          </table:table-cell>
          <table:table-cell table:number-columns-repeated="1634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float" office:value="2010" calcext:value-type="float">
            <text:p>2010</text:p>
          </table:table-cell>
          <table:table-cell table:style-name="ce4" office:value-type="float" office:value="5.1611" calcext:value-type="float">
            <text:p>5,1611</text:p>
          </table:table-cell>
          <table:table-cell table:style-name="ce4" office:value-type="float" office:value="4.5661" calcext:value-type="float">
            <text:p>4,5661</text:p>
          </table:table-cell>
          <table:table-cell table:style-name="ce4" office:value-type="float" office:value="5.3576" calcext:value-type="float">
            <text:p>5,3576</text:p>
          </table:table-cell>
          <table:table-cell table:style-name="ce4" office:value-type="float" office:value="5.1891" calcext:value-type="float">
            <text:p>5,1891</text:p>
          </table:table-cell>
          <table:table-cell table:style-name="ce4" office:value-type="float" office:value="1.6703" calcext:value-type="float">
            <text:p>1,6703</text:p>
          </table:table-cell>
          <table:table-cell table:style-name="ce4" office:value-type="float" office:value="1.5351" calcext:value-type="float">
            <text:p>1,5351</text:p>
          </table:table-cell>
          <table:table-cell table:style-name="ce4" office:value-type="float" office:value="2.2496" calcext:value-type="float">
            <text:p>2,2496</text:p>
          </table:table-cell>
          <table:table-cell table:style-name="ce4" office:value-type="float" office:value="16.3644" calcext:value-type="float">
            <text:p>16,3644</text:p>
          </table:table-cell>
          <table:table-cell table:style-name="ce4" office:value-type="float" office:value="4.1794" calcext:value-type="float">
            <text:p>4,1794</text:p>
          </table:table-cell>
          <table:table-cell table:style-name="ce4" office:value-type="float" office:value="1.6867" calcext:value-type="float">
            <text:p>1,6867</text:p>
          </table:table-cell>
          <table:table-cell table:style-name="ce4" office:value-type="float" office:value="1.6369" calcext:value-type="float">
            <text:p>1,6369</text:p>
          </table:table-cell>
          <table:table-cell table:style-name="ce4" office:value-type="float" office:value="3.0465" calcext:value-type="float">
            <text:p>3,0465</text:p>
          </table:table-cell>
          <table:table-cell table:style-name="ce4" office:value-type="float" office:value="2.4297" calcext:value-type="float">
            <text:p>2,4297</text:p>
          </table:table-cell>
          <table:table-cell table:style-name="ce4" office:value-type="float" office:value="2.32" calcext:value-type="float">
            <text:p>2,3200</text:p>
          </table:table-cell>
          <table:table-cell table:style-name="ce4" office:value-type="float" office:value="1.0218" calcext:value-type="float">
            <text:p>1,0218</text:p>
          </table:table-cell>
          <table:table-cell table:style-name="ce4" office:value-type="float" office:value="18.3676" calcext:value-type="float">
            <text:p>18,3676</text:p>
          </table:table-cell>
          <table:table-cell table:style-name="ce4" office:value-type="float" office:value="2.4489" calcext:value-type="float">
            <text:p>2,4489</text:p>
          </table:table-cell>
          <table:table-cell table:style-name="ce4" office:value-type="float" office:value="0.7585" calcext:value-type="float">
            <text:p>0,7585</text:p>
          </table:table-cell>
          <table:table-cell table:style-name="ce4" office:value-type="float" office:value="2.5179" calcext:value-type="float">
            <text:p>2,5179</text:p>
          </table:table-cell>
          <table:table-cell table:style-name="ce4" office:value-type="float" office:value="0.2148" calcext:value-type="float">
            <text:p>0,2148</text:p>
          </table:table-cell>
          <table:table-cell table:style-name="ce4" office:value-type="float" office:value="0.9486" calcext:value-type="float">
            <text:p>0,9486</text:p>
          </table:table-cell>
          <table:table-cell table:style-name="ce4" office:value-type="float" office:value="2.7317" calcext:value-type="float">
            <text:p>2,7317</text:p>
          </table:table-cell>
          <table:table-cell table:style-name="ce4" office:value-type="float" office:value="4.065" calcext:value-type="float">
            <text:p>4,0650</text:p>
          </table:table-cell>
          <table:table-cell table:style-name="ce4" office:value-type="float" office:value="0.7671" calcext:value-type="float">
            <text:p>0,7671</text:p>
          </table:table-cell>
          <table:table-cell table:style-name="ce4" office:value-type="float" office:value="2.4905" calcext:value-type="float">
            <text:p>2,4905</text:p>
          </table:table-cell>
          <table:table-cell table:style-name="ce4" office:value-type="float" office:value="0.8037" calcext:value-type="float">
            <text:p>0,8037</text:p>
          </table:table-cell>
          <table:table-cell table:style-name="ce4" office:value-type="float" office:value="1.9696" calcext:value-type="float">
            <text:p>1,9696</text:p>
          </table:table-cell>
          <table:table-cell table:style-name="ce4" office:value-type="float" office:value="2.12" calcext:value-type="float">
            <text:p>2,1200</text:p>
          </table:table-cell>
          <table:table-cell table:style-name="ce4" office:value-type="float" office:value="4.4855" calcext:value-type="float">
            <text:p>4,4855</text:p>
          </table:table-cell>
          <table:table-cell table:style-name="ce4" office:value-type="float" office:value="2.0307" calcext:value-type="float">
            <text:p>2,0307</text:p>
          </table:table-cell>
          <table:table-cell table:style-name="ce4" office:value-type="float" office:value="2.7992" calcext:value-type="float">
            <text:p>2,7992</text:p>
          </table:table-cell>
          <table:table-cell table:style-name="ce4" office:value-type="float" office:value="4.5277" calcext:value-type="float">
            <text:p>4,5277</text:p>
          </table:table-cell>
          <table:table-cell table:style-name="ce4" office:value-type="float" office:value="35.3557" calcext:value-type="float">
            <text:p>35,3557</text:p>
          </table:table-cell>
          <table:table-cell table:style-name="ce4" office:value-type="float" office:value="1.8748" calcext:value-type="float">
            <text:p>1,8748</text:p>
          </table:table-cell>
          <table:table-cell table:style-name="ce4" office:value-type="float" office:value="6.4727" calcext:value-type="float">
            <text:p>6,4727</text:p>
          </table:table-cell>
          <table:table-cell table:style-name="ce5" table:formula="of:=+SUM([.C13:.AK13])" office:value-type="float" office:value="156.1645" calcext:value-type="float">
            <text:p>156,1645</text:p>
          </table:table-cell>
          <table:table-cell table:number-columns-repeated="1634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float" office:value="2011" calcext:value-type="float">
            <text:p>2011</text:p>
          </table:table-cell>
          <table:table-cell table:style-name="ce4" office:value-type="float" office:value="4.9674" calcext:value-type="float">
            <text:p>4,9674</text:p>
          </table:table-cell>
          <table:table-cell table:style-name="ce4" office:value-type="float" office:value="4.6048" calcext:value-type="float">
            <text:p>4,6048</text:p>
          </table:table-cell>
          <table:table-cell table:style-name="ce4" office:value-type="float" office:value="5.8794" calcext:value-type="float">
            <text:p>5,8794</text:p>
          </table:table-cell>
          <table:table-cell table:style-name="ce4" office:value-type="float" office:value="5.359" calcext:value-type="float">
            <text:p>5,3590</text:p>
          </table:table-cell>
          <table:table-cell table:style-name="ce4" office:value-type="float" office:value="1.6754" calcext:value-type="float">
            <text:p>1,6754</text:p>
          </table:table-cell>
          <table:table-cell table:style-name="ce4" office:value-type="float" office:value="1.6638" calcext:value-type="float">
            <text:p>1,6638</text:p>
          </table:table-cell>
          <table:table-cell table:style-name="ce4" office:value-type="float" office:value="2.342" calcext:value-type="float">
            <text:p>2,3420</text:p>
          </table:table-cell>
          <table:table-cell table:style-name="ce4" office:value-type="float" office:value="16.4993" calcext:value-type="float">
            <text:p>16,4993</text:p>
          </table:table-cell>
          <table:table-cell table:style-name="ce4" office:value-type="float" office:value="4.5298" calcext:value-type="float">
            <text:p>4,5298</text:p>
          </table:table-cell>
          <table:table-cell table:style-name="ce4" office:value-type="float" office:value="1.6661" calcext:value-type="float">
            <text:p>1,6661</text:p>
          </table:table-cell>
          <table:table-cell table:style-name="ce4" office:value-type="float" office:value="1.578" calcext:value-type="float">
            <text:p>1,5780</text:p>
          </table:table-cell>
          <table:table-cell table:style-name="ce4" office:value-type="float" office:value="2.6192" calcext:value-type="float">
            <text:p>2,6192</text:p>
          </table:table-cell>
          <table:table-cell table:style-name="ce4" office:value-type="float" office:value="2.1701" calcext:value-type="float">
            <text:p>2,1701</text:p>
          </table:table-cell>
          <table:table-cell table:style-name="ce4" office:value-type="float" office:value="2.4533" calcext:value-type="float">
            <text:p>2,4533</text:p>
          </table:table-cell>
          <table:table-cell table:style-name="ce4" office:value-type="float" office:value="1.0465" calcext:value-type="float">
            <text:p>1,0465</text:p>
          </table:table-cell>
          <table:table-cell table:style-name="ce4" office:value-type="float" office:value="17.7807" calcext:value-type="float">
            <text:p>17,7807</text:p>
          </table:table-cell>
          <table:table-cell table:style-name="ce4" office:value-type="float" office:value="2.3675" calcext:value-type="float">
            <text:p>2,3675</text:p>
          </table:table-cell>
          <table:table-cell table:style-name="ce4" office:value-type="float" office:value="0.7517" calcext:value-type="float">
            <text:p>0,7517</text:p>
          </table:table-cell>
          <table:table-cell table:style-name="ce4" office:value-type="float" office:value="2.6066" calcext:value-type="float">
            <text:p>2,6066</text:p>
          </table:table-cell>
          <table:table-cell table:style-name="ce4" office:value-type="float" office:value="0.225" calcext:value-type="float">
            <text:p>0,2250</text:p>
          </table:table-cell>
          <table:table-cell table:style-name="ce4" office:value-type="float" office:value="1.0301" calcext:value-type="float">
            <text:p>1,0301</text:p>
          </table:table-cell>
          <table:table-cell table:style-name="ce4" office:value-type="float" office:value="2.9214" calcext:value-type="float">
            <text:p>2,9214</text:p>
          </table:table-cell>
          <table:table-cell table:style-name="ce4" office:value-type="float" office:value="4.1848" calcext:value-type="float">
            <text:p>4,1848</text:p>
          </table:table-cell>
          <table:table-cell table:style-name="ce4" office:value-type="float" office:value="0.8141" calcext:value-type="float">
            <text:p>0,8141</text:p>
          </table:table-cell>
          <table:table-cell table:style-name="ce4" office:value-type="float" office:value="2.6853" calcext:value-type="float">
            <text:p>2,6853</text:p>
          </table:table-cell>
          <table:table-cell table:style-name="ce4" office:value-type="float" office:value="0.8208" calcext:value-type="float">
            <text:p>0,8208</text:p>
          </table:table-cell>
          <table:table-cell table:style-name="ce4" office:value-type="float" office:value="1.6718" calcext:value-type="float">
            <text:p>1,6718</text:p>
          </table:table-cell>
          <table:table-cell table:style-name="ce4" office:value-type="float" office:value="2.1724" calcext:value-type="float">
            <text:p>2,1724</text:p>
          </table:table-cell>
          <table:table-cell table:style-name="ce4" office:value-type="float" office:value="4.6687" calcext:value-type="float">
            <text:p>4,6687</text:p>
          </table:table-cell>
          <table:table-cell table:style-name="ce4" office:value-type="float" office:value="1.9958" calcext:value-type="float">
            <text:p>1,9958</text:p>
          </table:table-cell>
          <table:table-cell table:style-name="ce4" office:value-type="float" office:value="2.7761" calcext:value-type="float">
            <text:p>2,7761</text:p>
          </table:table-cell>
          <table:table-cell table:style-name="ce4" office:value-type="float" office:value="4.073" calcext:value-type="float">
            <text:p>4,0730</text:p>
          </table:table-cell>
          <table:table-cell table:style-name="ce4" office:value-type="float" office:value="34.9355" calcext:value-type="float">
            <text:p>34,9355</text:p>
          </table:table-cell>
          <table:table-cell table:style-name="ce4" office:value-type="float" office:value="2.2715" calcext:value-type="float">
            <text:p>2,2715</text:p>
          </table:table-cell>
          <table:table-cell table:style-name="ce4" office:value-type="float" office:value="6.0906" calcext:value-type="float">
            <text:p>6,0906</text:p>
          </table:table-cell>
          <table:table-cell table:style-name="ce5" table:formula="of:=+SUM([.C14:.AK14])" office:value-type="float" office:value="155.8975" calcext:value-type="float">
            <text:p>155,8975</text:p>
          </table:table-cell>
          <table:table-cell table:number-columns-repeated="1634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2012" calcext:value-type="float">
            <text:p>2012</text:p>
          </table:table-cell>
          <table:table-cell table:style-name="ce4" office:value-type="float" office:value="5.066" calcext:value-type="float">
            <text:p>5,0660</text:p>
          </table:table-cell>
          <table:table-cell table:style-name="ce4" office:value-type="float" office:value="4.5914" calcext:value-type="float">
            <text:p>4,5914</text:p>
          </table:table-cell>
          <table:table-cell table:style-name="ce4" office:value-type="float" office:value="6.3589" calcext:value-type="float">
            <text:p>6,3589</text:p>
          </table:table-cell>
          <table:table-cell table:style-name="ce4" office:value-type="float" office:value="5.1432" calcext:value-type="float">
            <text:p>5,1432</text:p>
          </table:table-cell>
          <table:table-cell table:style-name="ce4" office:value-type="float" office:value="1.3333" calcext:value-type="float">
            <text:p>1,3333</text:p>
          </table:table-cell>
          <table:table-cell table:style-name="ce4" office:value-type="float" office:value="1.7132" calcext:value-type="float">
            <text:p>1,7132</text:p>
          </table:table-cell>
          <table:table-cell table:style-name="ce4" office:value-type="float" office:value="2.5005" calcext:value-type="float">
            <text:p>2,5005</text:p>
          </table:table-cell>
          <table:table-cell table:style-name="ce4" office:value-type="float" office:value="16.301" calcext:value-type="float">
            <text:p>16,3010</text:p>
          </table:table-cell>
          <table:table-cell table:style-name="ce4" office:value-type="float" office:value="4.5794" calcext:value-type="float">
            <text:p>4,5794</text:p>
          </table:table-cell>
          <table:table-cell table:style-name="ce4" office:value-type="float" office:value="1.7304" calcext:value-type="float">
            <text:p>1,7304</text:p>
          </table:table-cell>
          <table:table-cell table:style-name="ce4" office:value-type="float" office:value="1.5487" calcext:value-type="float">
            <text:p>1,5487</text:p>
          </table:table-cell>
          <table:table-cell table:style-name="ce4" office:value-type="float" office:value="2.6421" calcext:value-type="float">
            <text:p>2,6421</text:p>
          </table:table-cell>
          <table:table-cell table:style-name="ce4" office:value-type="float" office:value="2.3238" calcext:value-type="float">
            <text:p>2,3238</text:p>
          </table:table-cell>
          <table:table-cell table:style-name="ce4" office:value-type="float" office:value="2.401" calcext:value-type="float">
            <text:p>2,4010</text:p>
          </table:table-cell>
          <table:table-cell table:style-name="ce4" office:value-type="float" office:value="1.0375" calcext:value-type="float">
            <text:p>1,0375</text:p>
          </table:table-cell>
          <table:table-cell table:style-name="ce4" office:value-type="float" office:value="16.9998" calcext:value-type="float">
            <text:p>16,9998</text:p>
          </table:table-cell>
          <table:table-cell table:style-name="ce4" office:value-type="float" office:value="2.5233" calcext:value-type="float">
            <text:p>2,5233</text:p>
          </table:table-cell>
          <table:table-cell table:style-name="ce4" office:value-type="float" office:value="0.7569" calcext:value-type="float">
            <text:p>0,7569</text:p>
          </table:table-cell>
          <table:table-cell table:style-name="ce4" office:value-type="float" office:value="2.595" calcext:value-type="float">
            <text:p>2,5950</text:p>
          </table:table-cell>
          <table:table-cell table:style-name="ce4" office:value-type="float" office:value="0.2209" calcext:value-type="float">
            <text:p>0,2209</text:p>
          </table:table-cell>
          <table:table-cell table:style-name="ce4" office:value-type="float" office:value="1.0524" calcext:value-type="float">
            <text:p>1,0524</text:p>
          </table:table-cell>
          <table:table-cell table:style-name="ce4" office:value-type="float" office:value="2.7841" calcext:value-type="float">
            <text:p>2,7841</text:p>
          </table:table-cell>
          <table:table-cell table:style-name="ce4" office:value-type="float" office:value="4.232" calcext:value-type="float">
            <text:p>4,2320</text:p>
          </table:table-cell>
          <table:table-cell table:style-name="ce4" office:value-type="float" office:value="0.7599" calcext:value-type="float">
            <text:p>0,7599</text:p>
          </table:table-cell>
          <table:table-cell table:style-name="ce4" office:value-type="float" office:value="2.5906" calcext:value-type="float">
            <text:p>2,5906</text:p>
          </table:table-cell>
          <table:table-cell table:style-name="ce4" office:value-type="float" office:value="0.8056" calcext:value-type="float">
            <text:p>0,8056</text:p>
          </table:table-cell>
          <table:table-cell table:style-name="ce4" office:value-type="float" office:value="1.8315" calcext:value-type="float">
            <text:p>1,8315</text:p>
          </table:table-cell>
          <table:table-cell table:style-name="ce4" office:value-type="float" office:value="2.1403" calcext:value-type="float">
            <text:p>2,1403</text:p>
          </table:table-cell>
          <table:table-cell table:style-name="ce4" office:value-type="float" office:value="4.4073" calcext:value-type="float">
            <text:p>4,4073</text:p>
          </table:table-cell>
          <table:table-cell table:style-name="ce4" office:value-type="float" office:value="2.1288" calcext:value-type="float">
            <text:p>2,1288</text:p>
          </table:table-cell>
          <table:table-cell table:style-name="ce4" office:value-type="float" office:value="2.7793" calcext:value-type="float">
            <text:p>2,7793</text:p>
          </table:table-cell>
          <table:table-cell table:style-name="ce4" office:value-type="float" office:value="4.8683" calcext:value-type="float">
            <text:p>4,8683</text:p>
          </table:table-cell>
          <table:table-cell table:style-name="ce4" office:value-type="float" office:value="33.8752" calcext:value-type="float">
            <text:p>33,8752</text:p>
          </table:table-cell>
          <table:table-cell table:style-name="ce4" office:value-type="float" office:value="2.5427" calcext:value-type="float">
            <text:p>2,5427</text:p>
          </table:table-cell>
          <table:table-cell table:style-name="ce4" office:value-type="float" office:value="6.2064" calcext:value-type="float">
            <text:p>6,2064</text:p>
          </table:table-cell>
          <table:table-cell table:style-name="ce5" table:formula="of:=+SUM([.C15:.AK15])" office:value-type="float" office:value="155.3707" calcext:value-type="float">
            <text:p>155,3707</text:p>
          </table:table-cell>
          <table:table-cell table:number-columns-repeated="1634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2013" calcext:value-type="float">
            <text:p>2013</text:p>
          </table:table-cell>
          <table:table-cell table:style-name="ce4" office:value-type="float" office:value="5.045" calcext:value-type="float">
            <text:p>5,0450</text:p>
          </table:table-cell>
          <table:table-cell table:style-name="ce4" office:value-type="float" office:value="4.506" calcext:value-type="float">
            <text:p>4,5060</text:p>
          </table:table-cell>
          <table:table-cell table:style-name="ce4" office:value-type="float" office:value="7.3647" calcext:value-type="float">
            <text:p>7,3647</text:p>
          </table:table-cell>
          <table:table-cell table:style-name="ce4" office:value-type="float" office:value="5.0555" calcext:value-type="float">
            <text:p>5,0555</text:p>
          </table:table-cell>
          <table:table-cell table:style-name="ce4" office:value-type="float" office:value="1.2718" calcext:value-type="float">
            <text:p>1,2718</text:p>
          </table:table-cell>
          <table:table-cell table:style-name="ce4" office:value-type="float" office:value="1.8112" calcext:value-type="float">
            <text:p>1,8112</text:p>
          </table:table-cell>
          <table:table-cell table:style-name="ce4" office:value-type="float" office:value="2.6484" calcext:value-type="float">
            <text:p>2,6484</text:p>
          </table:table-cell>
          <table:table-cell table:style-name="ce4" office:value-type="float" office:value="16.2537" calcext:value-type="float">
            <text:p>16,2537</text:p>
          </table:table-cell>
          <table:table-cell table:style-name="ce4" office:value-type="float" office:value="4.6559" calcext:value-type="float">
            <text:p>4,6559</text:p>
          </table:table-cell>
          <table:table-cell table:style-name="ce4" office:value-type="float" office:value="1.8804" calcext:value-type="float">
            <text:p>1,8804</text:p>
          </table:table-cell>
          <table:table-cell table:style-name="ce4" office:value-type="float" office:value="1.6093" calcext:value-type="float">
            <text:p>1,6093</text:p>
          </table:table-cell>
          <table:table-cell table:style-name="ce4" office:value-type="float" office:value="2.4838" calcext:value-type="float">
            <text:p>2,4838</text:p>
          </table:table-cell>
          <table:table-cell table:style-name="ce4" office:value-type="float" office:value="2.3732" calcext:value-type="float">
            <text:p>2,3732</text:p>
          </table:table-cell>
          <table:table-cell table:style-name="ce4" office:value-type="float" office:value="2.506" calcext:value-type="float">
            <text:p>2,5060</text:p>
          </table:table-cell>
          <table:table-cell table:style-name="ce4" office:value-type="float" office:value="0.9726" calcext:value-type="float">
            <text:p>0,9726</text:p>
          </table:table-cell>
          <table:table-cell table:style-name="ce4" office:value-type="float" office:value="17.3017" calcext:value-type="float">
            <text:p>17,3017</text:p>
          </table:table-cell>
          <table:table-cell table:style-name="ce4" office:value-type="float" office:value="2.8114" calcext:value-type="float">
            <text:p>2,8114</text:p>
          </table:table-cell>
          <table:table-cell table:style-name="ce4" office:value-type="float" office:value="0.8197" calcext:value-type="float">
            <text:p>0,8197</text:p>
          </table:table-cell>
          <table:table-cell table:style-name="ce4" office:value-type="float" office:value="2.5093" calcext:value-type="float">
            <text:p>2,5093</text:p>
          </table:table-cell>
          <table:table-cell table:style-name="ce4" office:value-type="float" office:value="0.2602" calcext:value-type="float">
            <text:p>0,2602</text:p>
          </table:table-cell>
          <table:table-cell table:style-name="ce4" office:value-type="float" office:value="1.0502" calcext:value-type="float">
            <text:p>1,0502</text:p>
          </table:table-cell>
          <table:table-cell table:style-name="ce4" office:value-type="float" office:value="2.9707" calcext:value-type="float">
            <text:p>2,9707</text:p>
          </table:table-cell>
          <table:table-cell table:style-name="ce4" office:value-type="float" office:value="4.1247" calcext:value-type="float">
            <text:p>4,1247</text:p>
          </table:table-cell>
          <table:table-cell table:style-name="ce4" office:value-type="float" office:value="0.7615" calcext:value-type="float">
            <text:p>0,7615</text:p>
          </table:table-cell>
          <table:table-cell table:style-name="ce4" office:value-type="float" office:value="2.7411" calcext:value-type="float">
            <text:p>2,7411</text:p>
          </table:table-cell>
          <table:table-cell table:style-name="ce4" office:value-type="float" office:value="0.7945" calcext:value-type="float">
            <text:p>0,7945</text:p>
          </table:table-cell>
          <table:table-cell table:style-name="ce4" office:value-type="float" office:value="1.4463" calcext:value-type="float">
            <text:p>1,4463</text:p>
          </table:table-cell>
          <table:table-cell table:style-name="ce4" office:value-type="float" office:value="2.1165" calcext:value-type="float">
            <text:p>2,1165</text:p>
          </table:table-cell>
          <table:table-cell table:style-name="ce4" office:value-type="float" office:value="4.4409" calcext:value-type="float">
            <text:p>4,4409</text:p>
          </table:table-cell>
          <table:table-cell table:style-name="ce4" office:value-type="float" office:value="2.0239" calcext:value-type="float">
            <text:p>2,0239</text:p>
          </table:table-cell>
          <table:table-cell table:style-name="ce4" office:value-type="float" office:value="2.7453" calcext:value-type="float">
            <text:p>2,7453</text:p>
          </table:table-cell>
          <table:table-cell table:style-name="ce4" office:value-type="float" office:value="5.0144" calcext:value-type="float">
            <text:p>5,0144</text:p>
          </table:table-cell>
          <table:table-cell table:style-name="ce4" office:value-type="float" office:value="33.4163" calcext:value-type="float">
            <text:p>33,4163</text:p>
          </table:table-cell>
          <table:table-cell table:style-name="ce4" office:value-type="float" office:value="2.2105" calcext:value-type="float">
            <text:p>2,2105</text:p>
          </table:table-cell>
          <table:table-cell table:style-name="ce4" office:value-type="float" office:value="6.965" calcext:value-type="float">
            <text:p>6,9650</text:p>
          </table:table-cell>
          <table:table-cell table:style-name="ce5" table:formula="of:=+SUM([.C16:.AK16])" office:value-type="float" office:value="156.9616" calcext:value-type="float">
            <text:p>156,9616</text:p>
          </table:table-cell>
          <table:table-cell table:number-columns-repeated="1634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2014" calcext:value-type="float">
            <text:p>2014</text:p>
          </table:table-cell>
          <table:table-cell table:style-name="ce4" office:value-type="float" office:value="4.9876" calcext:value-type="float">
            <text:p>4,9876</text:p>
          </table:table-cell>
          <table:table-cell table:style-name="ce4" office:value-type="float" office:value="4.4247" calcext:value-type="float">
            <text:p>4,4247</text:p>
          </table:table-cell>
          <table:table-cell table:style-name="ce4" office:value-type="float" office:value="6.5544" calcext:value-type="float">
            <text:p>6,5544</text:p>
          </table:table-cell>
          <table:table-cell table:style-name="ce4" office:value-type="float" office:value="4.4279" calcext:value-type="float">
            <text:p>4,4279</text:p>
          </table:table-cell>
          <table:table-cell table:style-name="ce4" office:value-type="float" office:value="1.3272" calcext:value-type="float">
            <text:p>1,3272</text:p>
          </table:table-cell>
          <table:table-cell table:style-name="ce4" office:value-type="float" office:value="1.935" calcext:value-type="float">
            <text:p>1,9350</text:p>
          </table:table-cell>
          <table:table-cell table:style-name="ce4" office:value-type="float" office:value="2.7515" calcext:value-type="float">
            <text:p>2,7515</text:p>
          </table:table-cell>
          <table:table-cell table:style-name="ce4" office:value-type="float" office:value="15.9981" calcext:value-type="float">
            <text:p>15,9981</text:p>
          </table:table-cell>
          <table:table-cell table:style-name="ce4" office:value-type="float" office:value="4.3681" calcext:value-type="float">
            <text:p>4,3681</text:p>
          </table:table-cell>
          <table:table-cell table:style-name="ce4" office:value-type="float" office:value="1.8885" calcext:value-type="float">
            <text:p>1,8885</text:p>
          </table:table-cell>
          <table:table-cell table:style-name="ce4" office:value-type="float" office:value="1.6158" calcext:value-type="float">
            <text:p>1,6158</text:p>
          </table:table-cell>
          <table:table-cell table:style-name="ce4" office:value-type="float" office:value="2.427" calcext:value-type="float">
            <text:p>2,4270</text:p>
          </table:table-cell>
          <table:table-cell table:style-name="ce4" office:value-type="float" office:value="2.4739" calcext:value-type="float">
            <text:p>2,4739</text:p>
          </table:table-cell>
          <table:table-cell table:style-name="ce4" office:value-type="float" office:value="2.7086" calcext:value-type="float">
            <text:p>2,7086</text:p>
          </table:table-cell>
          <table:table-cell table:style-name="ce4" office:value-type="float" office:value="0.9771" calcext:value-type="float">
            <text:p>0,9771</text:p>
          </table:table-cell>
          <table:table-cell table:style-name="ce4" office:value-type="float" office:value="17.3306" calcext:value-type="float">
            <text:p>17,3306</text:p>
          </table:table-cell>
          <table:table-cell table:style-name="ce4" office:value-type="float" office:value="2.1533" calcext:value-type="float">
            <text:p>2,1533</text:p>
          </table:table-cell>
          <table:table-cell table:style-name="ce4" office:value-type="float" office:value="0.8657" calcext:value-type="float">
            <text:p>0,8657</text:p>
          </table:table-cell>
          <table:table-cell table:style-name="ce4" office:value-type="float" office:value="2.5833" calcext:value-type="float">
            <text:p>2,5833</text:p>
          </table:table-cell>
          <table:table-cell table:style-name="ce4" office:value-type="float" office:value="0.2564" calcext:value-type="float">
            <text:p>0,2564</text:p>
          </table:table-cell>
          <table:table-cell table:style-name="ce4" office:value-type="float" office:value="1.0395" calcext:value-type="float">
            <text:p>1,0395</text:p>
          </table:table-cell>
          <table:table-cell table:style-name="ce4" office:value-type="float" office:value="2.6772" calcext:value-type="float">
            <text:p>2,6772</text:p>
          </table:table-cell>
          <table:table-cell table:style-name="ce4" office:value-type="float" office:value="3.9976" calcext:value-type="float">
            <text:p>3,9976</text:p>
          </table:table-cell>
          <table:table-cell table:style-name="ce4" office:value-type="float" office:value="0.7743" calcext:value-type="float">
            <text:p>0,7743</text:p>
          </table:table-cell>
          <table:table-cell table:style-name="ce4" office:value-type="float" office:value="2.7825" calcext:value-type="float">
            <text:p>2,7825</text:p>
          </table:table-cell>
          <table:table-cell table:style-name="ce4" office:value-type="float" office:value="0.8271" calcext:value-type="float">
            <text:p>0,8271</text:p>
          </table:table-cell>
          <table:table-cell table:style-name="ce4" office:value-type="float" office:value="1.6428" calcext:value-type="float">
            <text:p>1,6428</text:p>
          </table:table-cell>
          <table:table-cell table:style-name="ce4" office:value-type="float" office:value="2.1446" calcext:value-type="float">
            <text:p>2,1446</text:p>
          </table:table-cell>
          <table:table-cell table:style-name="ce4" office:value-type="float" office:value="4.5461" calcext:value-type="float">
            <text:p>4,5461</text:p>
          </table:table-cell>
          <table:table-cell table:style-name="ce4" office:value-type="float" office:value="2.3222" calcext:value-type="float">
            <text:p>2,3222</text:p>
          </table:table-cell>
          <table:table-cell table:style-name="ce4" office:value-type="float" office:value="2.7124" calcext:value-type="float">
            <text:p>2,7124</text:p>
          </table:table-cell>
          <table:table-cell table:style-name="ce4" office:value-type="float" office:value="5.0763" calcext:value-type="float">
            <text:p>5,0763</text:p>
          </table:table-cell>
          <table:table-cell table:style-name="ce4" office:value-type="float" office:value="34.0183" calcext:value-type="float">
            <text:p>34,0183</text:p>
          </table:table-cell>
          <table:table-cell table:style-name="ce4" office:value-type="float" office:value="1.9657" calcext:value-type="float">
            <text:p>1,9657</text:p>
          </table:table-cell>
          <table:table-cell table:style-name="ce4" office:value-type="float" office:value="6.2147" calcext:value-type="float">
            <text:p>6,2147</text:p>
          </table:table-cell>
          <table:table-cell table:style-name="ce5" table:formula="of:=+SUM([.C17:.AK17])" office:value-type="float" office:value="154.796" calcext:value-type="float">
            <text:p>154,7960</text:p>
          </table:table-cell>
          <table:table-cell table:number-columns-repeated="1634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2015" calcext:value-type="float">
            <text:p>2015</text:p>
          </table:table-cell>
          <table:table-cell table:style-name="ce4" office:value-type="float" office:value="5.1296" calcext:value-type="float">
            <text:p>5,1296</text:p>
          </table:table-cell>
          <table:table-cell table:style-name="ce4" office:value-type="float" office:value="4.4667" calcext:value-type="float">
            <text:p>4,4667</text:p>
          </table:table-cell>
          <table:table-cell table:style-name="ce4" office:value-type="float" office:value="5.7085" calcext:value-type="float">
            <text:p>5,7085</text:p>
          </table:table-cell>
          <table:table-cell table:style-name="ce4" office:value-type="float" office:value="4.4208" calcext:value-type="float">
            <text:p>4,4208</text:p>
          </table:table-cell>
          <table:table-cell table:style-name="ce4" office:value-type="float" office:value="1.7765" calcext:value-type="float">
            <text:p>1,7765</text:p>
          </table:table-cell>
          <table:table-cell table:style-name="ce4" office:value-type="float" office:value="1.9575" calcext:value-type="float">
            <text:p>1,9575</text:p>
          </table:table-cell>
          <table:table-cell table:style-name="ce4" office:value-type="float" office:value="2.5889" calcext:value-type="float">
            <text:p>2,5889</text:p>
          </table:table-cell>
          <table:table-cell table:style-name="ce4" office:value-type="float" office:value="15.9066" calcext:value-type="float">
            <text:p>15,9066</text:p>
          </table:table-cell>
          <table:table-cell table:style-name="ce4" office:value-type="float" office:value="4.5536" calcext:value-type="float">
            <text:p>4,5536</text:p>
          </table:table-cell>
          <table:table-cell table:style-name="ce4" office:value-type="float" office:value="1.9353" calcext:value-type="float">
            <text:p>1,9353</text:p>
          </table:table-cell>
          <table:table-cell table:style-name="ce4" office:value-type="float" office:value="1.5277" calcext:value-type="float">
            <text:p>1,5277</text:p>
          </table:table-cell>
          <table:table-cell table:style-name="ce4" office:value-type="float" office:value="2.5882" calcext:value-type="float">
            <text:p>2,5882</text:p>
          </table:table-cell>
          <table:table-cell table:style-name="ce4" office:value-type="float" office:value="2.471" calcext:value-type="float">
            <text:p>2,4710</text:p>
          </table:table-cell>
          <table:table-cell table:style-name="ce4" office:value-type="float" office:value="2.5141" calcext:value-type="float">
            <text:p>2,5141</text:p>
          </table:table-cell>
          <table:table-cell table:style-name="ce4" office:value-type="float" office:value="1.0554" calcext:value-type="float">
            <text:p>1,0554</text:p>
          </table:table-cell>
          <table:table-cell table:style-name="ce4" office:value-type="float" office:value="16.7408" calcext:value-type="float">
            <text:p>16,7408</text:p>
          </table:table-cell>
          <table:table-cell table:style-name="ce4" office:value-type="float" office:value="2.3735" calcext:value-type="float">
            <text:p>2,3735</text:p>
          </table:table-cell>
          <table:table-cell table:style-name="ce4" office:value-type="float" office:value="0.9735" calcext:value-type="float">
            <text:p>0,9735</text:p>
          </table:table-cell>
          <table:table-cell table:style-name="ce4" office:value-type="float" office:value="2.6104" calcext:value-type="float">
            <text:p>2,6104</text:p>
          </table:table-cell>
          <table:table-cell table:style-name="ce4" office:value-type="float" office:value="0.2488" calcext:value-type="float">
            <text:p>0,2488</text:p>
          </table:table-cell>
          <table:table-cell table:style-name="ce4" office:value-type="float" office:value="1.0756" calcext:value-type="float">
            <text:p>1,0756</text:p>
          </table:table-cell>
          <table:table-cell table:style-name="ce4" office:value-type="float" office:value="2.7656" calcext:value-type="float">
            <text:p>2,7656</text:p>
          </table:table-cell>
          <table:table-cell table:style-name="ce4" office:value-type="float" office:value="3.9552" calcext:value-type="float">
            <text:p>3,9552</text:p>
          </table:table-cell>
          <table:table-cell table:style-name="ce4" office:value-type="float" office:value="0.8726" calcext:value-type="float">
            <text:p>0,8726</text:p>
          </table:table-cell>
          <table:table-cell table:style-name="ce4" office:value-type="float" office:value="2.741" calcext:value-type="float">
            <text:p>2,7410</text:p>
          </table:table-cell>
          <table:table-cell table:style-name="ce4" office:value-type="float" office:value="0.9047" calcext:value-type="float">
            <text:p>0,9047</text:p>
          </table:table-cell>
          <table:table-cell table:style-name="ce4" office:value-type="float" office:value="1.6103" calcext:value-type="float">
            <text:p>1,6103</text:p>
          </table:table-cell>
          <table:table-cell table:style-name="ce4" office:value-type="float" office:value="2.2851" calcext:value-type="float">
            <text:p>2,2851</text:p>
          </table:table-cell>
          <table:table-cell table:style-name="ce4" office:value-type="float" office:value="4.5796" calcext:value-type="float">
            <text:p>4,5796</text:p>
          </table:table-cell>
          <table:table-cell table:style-name="ce4" office:value-type="float" office:value="2.1487" calcext:value-type="float">
            <text:p>2,1487</text:p>
          </table:table-cell>
          <table:table-cell table:style-name="ce4" office:value-type="float" office:value="2.6795" calcext:value-type="float">
            <text:p>2,6795</text:p>
          </table:table-cell>
          <table:table-cell table:style-name="ce4" office:value-type="float" office:value="4.8331" calcext:value-type="float">
            <text:p>4,8331</text:p>
          </table:table-cell>
          <table:table-cell table:style-name="ce4" office:value-type="float" office:value="32.9276" calcext:value-type="float">
            <text:p>32,9276</text:p>
          </table:table-cell>
          <table:table-cell table:style-name="ce4" office:value-type="float" office:value="1.9711" calcext:value-type="float">
            <text:p>1,9711</text:p>
          </table:table-cell>
          <table:table-cell table:style-name="ce4" office:value-type="float" office:value="5.9878" calcext:value-type="float">
            <text:p>5,9878</text:p>
          </table:table-cell>
          <table:table-cell table:style-name="ce5" table:formula="of:=+SUM([.C18:.AK18])" office:value-type="float" office:value="152.8849" calcext:value-type="float">
            <text:p>152,8849</text:p>
          </table:table-cell>
          <table:table-cell table:number-columns-repeated="1634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2016" calcext:value-type="float">
            <text:p>2016</text:p>
          </table:table-cell>
          <table:table-cell table:style-name="ce4" office:value-type="float" office:value="5.1944" calcext:value-type="float">
            <text:p>5,1944</text:p>
          </table:table-cell>
          <table:table-cell table:style-name="ce4" office:value-type="float" office:value="4.3894" calcext:value-type="float">
            <text:p>4,3894</text:p>
          </table:table-cell>
          <table:table-cell table:style-name="ce4" office:value-type="float" office:value="5.2354" calcext:value-type="float">
            <text:p>5,2354</text:p>
          </table:table-cell>
          <table:table-cell table:style-name="ce4" office:value-type="float" office:value="4.4904" calcext:value-type="float">
            <text:p>4,4904</text:p>
          </table:table-cell>
          <table:table-cell table:style-name="ce4" office:value-type="float" office:value="1.6908" calcext:value-type="float">
            <text:p>1,6908</text:p>
          </table:table-cell>
          <table:table-cell table:style-name="ce4" office:value-type="float" office:value="2.0663" calcext:value-type="float">
            <text:p>2,0663</text:p>
          </table:table-cell>
          <table:table-cell table:style-name="ce4" office:value-type="float" office:value="2.3901" calcext:value-type="float">
            <text:p>2,3901</text:p>
          </table:table-cell>
          <table:table-cell table:style-name="ce4" office:value-type="float" office:value="15.3799" calcext:value-type="float">
            <text:p>15,3799</text:p>
          </table:table-cell>
          <table:table-cell table:style-name="ce4" office:value-type="float" office:value="4.6346" calcext:value-type="float">
            <text:p>4,6346</text:p>
          </table:table-cell>
          <table:table-cell table:style-name="ce4" office:value-type="float" office:value="1.9355" calcext:value-type="float">
            <text:p>1,9355</text:p>
          </table:table-cell>
          <table:table-cell table:style-name="ce4" office:value-type="float" office:value="1.6171" calcext:value-type="float">
            <text:p>1,6171</text:p>
          </table:table-cell>
          <table:table-cell table:style-name="ce4" office:value-type="float" office:value="2.4859" calcext:value-type="float">
            <text:p>2,4859</text:p>
          </table:table-cell>
          <table:table-cell table:style-name="ce4" office:value-type="float" office:value="2.5178" calcext:value-type="float">
            <text:p>2,5178</text:p>
          </table:table-cell>
          <table:table-cell table:style-name="ce4" office:value-type="float" office:value="2.3955" calcext:value-type="float">
            <text:p>2,3955</text:p>
          </table:table-cell>
          <table:table-cell table:style-name="ce4" office:value-type="float" office:value="1.0456" calcext:value-type="float">
            <text:p>1,0456</text:p>
          </table:table-cell>
          <table:table-cell table:style-name="ce4" office:value-type="float" office:value="16.2469" calcext:value-type="float">
            <text:p>16,2469</text:p>
          </table:table-cell>
          <table:table-cell table:style-name="ce4" office:value-type="float" office:value="2.4258" calcext:value-type="float">
            <text:p>2,4258</text:p>
          </table:table-cell>
          <table:table-cell table:style-name="ce4" office:value-type="float" office:value="1.0199" calcext:value-type="float">
            <text:p>1,0199</text:p>
          </table:table-cell>
          <table:table-cell table:style-name="ce4" office:value-type="float" office:value="3.0402" calcext:value-type="float">
            <text:p>3,0402</text:p>
          </table:table-cell>
          <table:table-cell table:style-name="ce4" office:value-type="float" office:value="0.2752" calcext:value-type="float">
            <text:p>0,2752</text:p>
          </table:table-cell>
          <table:table-cell table:style-name="ce4" office:value-type="float" office:value="1.0024" calcext:value-type="float">
            <text:p>1,0024</text:p>
          </table:table-cell>
          <table:table-cell table:style-name="ce4" office:value-type="float" office:value="2.8089" calcext:value-type="float">
            <text:p>2,8089</text:p>
          </table:table-cell>
          <table:table-cell table:style-name="ce4" office:value-type="float" office:value="3.9146" calcext:value-type="float">
            <text:p>3,9146</text:p>
          </table:table-cell>
          <table:table-cell table:style-name="ce4" office:value-type="float" office:value="0.8539" calcext:value-type="float">
            <text:p>0,8539</text:p>
          </table:table-cell>
          <table:table-cell table:style-name="ce4" office:value-type="float" office:value="2.6146" calcext:value-type="float">
            <text:p>2,6146</text:p>
          </table:table-cell>
          <table:table-cell table:style-name="ce4" office:value-type="float" office:value="1.0597" calcext:value-type="float">
            <text:p>1,0597</text:p>
          </table:table-cell>
          <table:table-cell table:style-name="ce4" office:value-type="float" office:value="1.7047" calcext:value-type="float">
            <text:p>1,7047</text:p>
          </table:table-cell>
          <table:table-cell table:style-name="ce4" office:value-type="float" office:value="2.3702" calcext:value-type="float">
            <text:p>2,3702</text:p>
          </table:table-cell>
          <table:table-cell table:style-name="ce4" office:value-type="float" office:value="4.6129" calcext:value-type="float">
            <text:p>4,6129</text:p>
          </table:table-cell>
          <table:table-cell table:style-name="ce4" office:value-type="float" office:value="2.2091" calcext:value-type="float">
            <text:p>2,2091</text:p>
          </table:table-cell>
          <table:table-cell table:style-name="ce4" office:value-type="float" office:value="2.7069" calcext:value-type="float">
            <text:p>2,7069</text:p>
          </table:table-cell>
          <table:table-cell table:style-name="ce4" office:value-type="float" office:value="4.029" calcext:value-type="float">
            <text:p>4,0290</text:p>
          </table:table-cell>
          <table:table-cell table:style-name="ce4" office:value-type="float" office:value="29.0747" calcext:value-type="float">
            <text:p>29,0747</text:p>
          </table:table-cell>
          <table:table-cell table:style-name="ce4" office:value-type="float" office:value="1.9043" calcext:value-type="float">
            <text:p>1,9043</text:p>
          </table:table-cell>
          <table:table-cell table:style-name="ce4" office:value-type="float" office:value="5.6774" calcext:value-type="float">
            <text:p>5,6774</text:p>
          </table:table-cell>
          <table:table-cell table:style-name="ce5" table:formula="of:=+SUM([.C19:.AK19])" office:value-type="float" office:value="147.02" calcext:value-type="float">
            <text:p>147,0200</text:p>
          </table:table-cell>
          <table:table-cell table:number-columns-repeated="1634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2" office:value-type="float" office:value="2017" calcext:value-type="float">
            <text:p>2017</text:p>
          </table:table-cell>
          <table:table-cell table:style-name="ce4" office:value-type="float" office:value="5.1452" calcext:value-type="float">
            <text:p>5,1452</text:p>
          </table:table-cell>
          <table:table-cell table:style-name="ce4" office:value-type="float" office:value="4.2744" calcext:value-type="float">
            <text:p>4,2744</text:p>
          </table:table-cell>
          <table:table-cell table:style-name="ce4" office:value-type="float" office:value="5.49" calcext:value-type="float">
            <text:p>5,4900</text:p>
          </table:table-cell>
          <table:table-cell table:style-name="ce4" office:value-type="float" office:value="4.0868" calcext:value-type="float">
            <text:p>4,0868</text:p>
          </table:table-cell>
          <table:table-cell table:style-name="ce4" office:value-type="float" office:value="1.6381" calcext:value-type="float">
            <text:p>1,6381</text:p>
          </table:table-cell>
          <table:table-cell table:style-name="ce4" office:value-type="float" office:value="2.1051" calcext:value-type="float">
            <text:p>2,1051</text:p>
          </table:table-cell>
          <table:table-cell table:style-name="ce4" office:value-type="float" office:value="2.4094" calcext:value-type="float">
            <text:p>2,4094</text:p>
          </table:table-cell>
          <table:table-cell table:style-name="ce4" office:value-type="float" office:value="15.5004" calcext:value-type="float">
            <text:p>15,5004</text:p>
          </table:table-cell>
          <table:table-cell table:style-name="ce4" office:value-type="float" office:value="4.5503" calcext:value-type="float">
            <text:p>4,5503</text:p>
          </table:table-cell>
          <table:table-cell table:style-name="ce4" office:value-type="float" office:value="1.7644" calcext:value-type="float">
            <text:p>1,7644</text:p>
          </table:table-cell>
          <table:table-cell table:style-name="ce4" office:value-type="float" office:value="1.6791" calcext:value-type="float">
            <text:p>1,6791</text:p>
          </table:table-cell>
          <table:table-cell table:style-name="ce4" office:value-type="float" office:value="2.223" calcext:value-type="float">
            <text:p>2,2230</text:p>
          </table:table-cell>
          <table:table-cell table:style-name="ce4" office:value-type="float" office:value="2.256" calcext:value-type="float">
            <text:p>2,2560</text:p>
          </table:table-cell>
          <table:table-cell table:style-name="ce4" office:value-type="float" office:value="2.3399" calcext:value-type="float">
            <text:p>2,3399</text:p>
          </table:table-cell>
          <table:table-cell table:style-name="ce4" office:value-type="float" office:value="0.9417" calcext:value-type="float">
            <text:p>0,9417</text:p>
          </table:table-cell>
          <table:table-cell table:style-name="ce4" office:value-type="float" office:value="16.0197" calcext:value-type="float">
            <text:p>16,0197</text:p>
          </table:table-cell>
          <table:table-cell table:style-name="ce4" office:value-type="float" office:value="2.5115" calcext:value-type="float">
            <text:p>2,5115</text:p>
          </table:table-cell>
          <table:table-cell table:style-name="ce4" office:value-type="float" office:value="1.0223" calcext:value-type="float">
            <text:p>1,0223</text:p>
          </table:table-cell>
          <table:table-cell table:style-name="ce4" office:value-type="float" office:value="2.992" calcext:value-type="float">
            <text:p>2,9920</text:p>
          </table:table-cell>
          <table:table-cell table:style-name="ce4" office:value-type="float" office:value="0.2826" calcext:value-type="float">
            <text:p>0,2826</text:p>
          </table:table-cell>
          <table:table-cell table:style-name="ce4" office:value-type="float" office:value="0.9394" calcext:value-type="float">
            <text:p>0,9394</text:p>
          </table:table-cell>
          <table:table-cell table:style-name="ce4" office:value-type="float" office:value="2.6696" calcext:value-type="float">
            <text:p>2,6696</text:p>
          </table:table-cell>
          <table:table-cell table:style-name="ce4" office:value-type="float" office:value="3.6854" calcext:value-type="float">
            <text:p>3,6854</text:p>
          </table:table-cell>
          <table:table-cell table:style-name="ce4" office:value-type="float" office:value="0.8621" calcext:value-type="float">
            <text:p>0,8621</text:p>
          </table:table-cell>
          <table:table-cell table:style-name="ce4" office:value-type="float" office:value="2.7301" calcext:value-type="float">
            <text:p>2,7301</text:p>
          </table:table-cell>
          <table:table-cell table:style-name="ce4" office:value-type="float" office:value="1.1756" calcext:value-type="float">
            <text:p>1,1756</text:p>
          </table:table-cell>
          <table:table-cell table:style-name="ce4" office:value-type="float" office:value="1.7085" calcext:value-type="float">
            <text:p>1,7085</text:p>
          </table:table-cell>
          <table:table-cell table:style-name="ce4" office:value-type="float" office:value="2.2845" calcext:value-type="float">
            <text:p>2,2845</text:p>
          </table:table-cell>
          <table:table-cell table:style-name="ce4" office:value-type="float" office:value="4.6472" calcext:value-type="float">
            <text:p>4,6472</text:p>
          </table:table-cell>
          <table:table-cell table:style-name="ce4" office:value-type="float" office:value="1.9683" calcext:value-type="float">
            <text:p>1,9683</text:p>
          </table:table-cell>
          <table:table-cell table:style-name="ce4" office:value-type="float" office:value="2.7942" calcext:value-type="float">
            <text:p>2,7942</text:p>
          </table:table-cell>
          <table:table-cell table:style-name="ce4" office:value-type="float" office:value="4.3366" calcext:value-type="float">
            <text:p>4,3366</text:p>
          </table:table-cell>
          <table:table-cell table:style-name="ce4" office:value-type="float" office:value="28.8631" calcext:value-type="float">
            <text:p>28,8631</text:p>
          </table:table-cell>
          <table:table-cell table:style-name="ce4" office:value-type="float" office:value="1.7932" calcext:value-type="float">
            <text:p>1,7932</text:p>
          </table:table-cell>
          <table:table-cell table:style-name="ce4" office:value-type="float" office:value="5.4939" calcext:value-type="float">
            <text:p>5,4939</text:p>
          </table:table-cell>
          <table:table-cell table:style-name="ce5" table:formula="of:=+SUM([.C20:.AK20])" office:value-type="float" office:value="145.1836" calcext:value-type="float">
            <text:p>145,1836</text:p>
          </table:table-cell>
          <table:table-cell table:number-columns-repeated="1634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2018" calcext:value-type="float">
            <text:p>2018</text:p>
          </table:table-cell>
          <table:table-cell table:style-name="ce4" office:value-type="float" office:value="5.1755" calcext:value-type="float">
            <text:p>5,1755</text:p>
          </table:table-cell>
          <table:table-cell table:style-name="ce4" office:value-type="float" office:value="4.0824" calcext:value-type="float">
            <text:p>4,0824</text:p>
          </table:table-cell>
          <table:table-cell table:style-name="ce4" office:value-type="float" office:value="7.0024" calcext:value-type="float">
            <text:p>7,0024</text:p>
          </table:table-cell>
          <table:table-cell table:style-name="ce4" office:value-type="float" office:value="4.3104" calcext:value-type="float">
            <text:p>4,3104</text:p>
          </table:table-cell>
          <table:table-cell table:style-name="ce4" office:value-type="float" office:value="1.5782" calcext:value-type="float">
            <text:p>1,5782</text:p>
          </table:table-cell>
          <table:table-cell table:style-name="ce4" office:value-type="float" office:value="2.1013" calcext:value-type="float">
            <text:p>2,1013</text:p>
          </table:table-cell>
          <table:table-cell table:style-name="ce4" office:value-type="float" office:value="2.3091" calcext:value-type="float">
            <text:p>2,3091</text:p>
          </table:table-cell>
          <table:table-cell table:style-name="ce4" office:value-type="float" office:value="15.6299" calcext:value-type="float">
            <text:p>15,6299</text:p>
          </table:table-cell>
          <table:table-cell table:style-name="ce4" office:value-type="float" office:value="4.5068" calcext:value-type="float">
            <text:p>4,5068</text:p>
          </table:table-cell>
          <table:table-cell table:style-name="ce4" office:value-type="float" office:value="1.7092" calcext:value-type="float">
            <text:p>1,7092</text:p>
          </table:table-cell>
          <table:table-cell table:style-name="ce4" office:value-type="float" office:value="1.6446" calcext:value-type="float">
            <text:p>1,6446</text:p>
          </table:table-cell>
          <table:table-cell table:style-name="ce4" office:value-type="float" office:value="1.994" calcext:value-type="float">
            <text:p>1,9940</text:p>
          </table:table-cell>
          <table:table-cell table:style-name="ce4" office:value-type="float" office:value="2.2508" calcext:value-type="float">
            <text:p>2,2508</text:p>
          </table:table-cell>
          <table:table-cell table:style-name="ce4" office:value-type="float" office:value="2.2195" calcext:value-type="float">
            <text:p>2,2195</text:p>
          </table:table-cell>
          <table:table-cell table:style-name="ce4" office:value-type="float" office:value="0.9923" calcext:value-type="float">
            <text:p>0,9923</text:p>
          </table:table-cell>
          <table:table-cell table:style-name="ce4" office:value-type="float" office:value="16.434" calcext:value-type="float">
            <text:p>16,4340</text:p>
          </table:table-cell>
          <table:table-cell table:style-name="ce4" office:value-type="float" office:value="2.7616" calcext:value-type="float">
            <text:p>2,7616</text:p>
          </table:table-cell>
          <table:table-cell table:style-name="ce4" office:value-type="float" office:value="1.0811" calcext:value-type="float">
            <text:p>1,0811</text:p>
          </table:table-cell>
          <table:table-cell table:style-name="ce4" office:value-type="float" office:value="3.1848" calcext:value-type="float">
            <text:p>3,1848</text:p>
          </table:table-cell>
          <table:table-cell table:style-name="ce4" office:value-type="float" office:value="0.3028" calcext:value-type="float">
            <text:p>0,3028</text:p>
          </table:table-cell>
          <table:table-cell table:style-name="ce4" office:value-type="float" office:value="1.0482" calcext:value-type="float">
            <text:p>1,0482</text:p>
          </table:table-cell>
          <table:table-cell table:style-name="ce4" office:value-type="float" office:value="2.7391" calcext:value-type="float">
            <text:p>2,7391</text:p>
          </table:table-cell>
          <table:table-cell table:style-name="ce4" office:value-type="float" office:value="3.6081" calcext:value-type="float">
            <text:p>3,6081</text:p>
          </table:table-cell>
          <table:table-cell table:style-name="ce4" office:value-type="float" office:value="0.8168" calcext:value-type="float">
            <text:p>0,8168</text:p>
          </table:table-cell>
          <table:table-cell table:style-name="ce4" office:value-type="float" office:value="2.5691" calcext:value-type="float">
            <text:p>2,5691</text:p>
          </table:table-cell>
          <table:table-cell table:style-name="ce4" office:value-type="float" office:value="1.2233" calcext:value-type="float">
            <text:p>1,2233</text:p>
          </table:table-cell>
          <table:table-cell table:style-name="ce4" office:value-type="float" office:value="1.7084" calcext:value-type="float">
            <text:p>1,7084</text:p>
          </table:table-cell>
          <table:table-cell table:style-name="ce4" office:value-type="float" office:value="2.4182" calcext:value-type="float">
            <text:p>2,4182</text:p>
          </table:table-cell>
          <table:table-cell table:style-name="ce4" office:value-type="float" office:value="4.6815" calcext:value-type="float">
            <text:p>4,6815</text:p>
          </table:table-cell>
          <table:table-cell table:style-name="ce4" office:value-type="float" office:value="2.1942" calcext:value-type="float">
            <text:p>2,1942</text:p>
          </table:table-cell>
          <table:table-cell table:style-name="ce4" office:value-type="float" office:value="2.8" calcext:value-type="float">
            <text:p>2,8000</text:p>
          </table:table-cell>
          <table:table-cell table:style-name="ce4" office:value-type="float" office:value="4.3653" calcext:value-type="float">
            <text:p>4,3653</text:p>
          </table:table-cell>
          <table:table-cell table:style-name="ce4" office:value-type="float" office:value="29.1223" calcext:value-type="float">
            <text:p>29,1223</text:p>
          </table:table-cell>
          <table:table-cell table:style-name="ce4" office:value-type="float" office:value="1.905" calcext:value-type="float">
            <text:p>1,9050</text:p>
          </table:table-cell>
          <table:table-cell table:style-name="ce4" office:value-type="float" office:value="4.1602" calcext:value-type="float">
            <text:p>4,1602</text:p>
          </table:table-cell>
          <table:table-cell table:style-name="ce5" table:formula="of:=+SUM([.C21:.AK21])" office:value-type="float" office:value="146.6304" calcext:value-type="float">
            <text:p>146,6304</text:p>
          </table:table-cell>
          <table:table-cell table:number-columns-repeated="1634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2019" calcext:value-type="float">
            <text:p>2019</text:p>
          </table:table-cell>
          <table:table-cell table:style-name="ce4" office:value-type="float" office:value="5.0082" calcext:value-type="float">
            <text:p>5,0082</text:p>
          </table:table-cell>
          <table:table-cell table:style-name="ce4" office:value-type="float" office:value="3.7419" calcext:value-type="float">
            <text:p>3,7419</text:p>
          </table:table-cell>
          <table:table-cell table:style-name="ce4" office:value-type="float" office:value="6.7725" calcext:value-type="float">
            <text:p>6,7725</text:p>
          </table:table-cell>
          <table:table-cell table:style-name="ce4" office:value-type="float" office:value="4.2342" calcext:value-type="float">
            <text:p>4,2342</text:p>
          </table:table-cell>
          <table:table-cell table:style-name="ce4" office:value-type="float" office:value="1.6866" calcext:value-type="float">
            <text:p>1,6866</text:p>
          </table:table-cell>
          <table:table-cell table:style-name="ce4" office:value-type="float" office:value="2.0714" calcext:value-type="float">
            <text:p>2,0714</text:p>
          </table:table-cell>
          <table:table-cell table:style-name="ce4" office:value-type="float" office:value="2.3018" calcext:value-type="float">
            <text:p>2,3018</text:p>
          </table:table-cell>
          <table:table-cell table:style-name="ce4" office:value-type="float" office:value="15.5673" calcext:value-type="float">
            <text:p>15,5673</text:p>
          </table:table-cell>
          <table:table-cell table:style-name="ce4" office:value-type="float" office:value="4.5446" calcext:value-type="float">
            <text:p>4,5446</text:p>
          </table:table-cell>
          <table:table-cell table:style-name="ce4" office:value-type="float" office:value="1.7962" calcext:value-type="float">
            <text:p>1,7962</text:p>
          </table:table-cell>
          <table:table-cell table:style-name="ce4" office:value-type="float" office:value="1.747" calcext:value-type="float">
            <text:p>1,7470</text:p>
          </table:table-cell>
          <table:table-cell table:style-name="ce4" office:value-type="float" office:value="1.9874" calcext:value-type="float">
            <text:p>1,9874</text:p>
          </table:table-cell>
          <table:table-cell table:style-name="ce4" office:value-type="float" office:value="2.1913" calcext:value-type="float">
            <text:p>2,1913</text:p>
          </table:table-cell>
          <table:table-cell table:style-name="ce4" office:value-type="float" office:value="2.1157" calcext:value-type="float">
            <text:p>2,1157</text:p>
          </table:table-cell>
          <table:table-cell table:style-name="ce4" office:value-type="float" office:value="1.0618" calcext:value-type="float">
            <text:p>1,0618</text:p>
          </table:table-cell>
          <table:table-cell table:style-name="ce4" office:value-type="float" office:value="15.972" calcext:value-type="float">
            <text:p>15,9720</text:p>
          </table:table-cell>
          <table:table-cell table:style-name="ce4" office:value-type="float" office:value="2.9667" calcext:value-type="float">
            <text:p>2,9667</text:p>
          </table:table-cell>
          <table:table-cell table:style-name="ce4" office:value-type="float" office:value="1.2476" calcext:value-type="float">
            <text:p>1,2476</text:p>
          </table:table-cell>
          <table:table-cell table:style-name="ce4" office:value-type="float" office:value="3.1766" calcext:value-type="float">
            <text:p>3,1766</text:p>
          </table:table-cell>
          <table:table-cell table:style-name="ce4" office:value-type="float" office:value="0.292" calcext:value-type="float">
            <text:p>0,2920</text:p>
          </table:table-cell>
          <table:table-cell table:style-name="ce4" office:value-type="float" office:value="1.107" calcext:value-type="float">
            <text:p>1,1070</text:p>
          </table:table-cell>
          <table:table-cell table:style-name="ce4" office:value-type="float" office:value="2.7287" calcext:value-type="float">
            <text:p>2,7287</text:p>
          </table:table-cell>
          <table:table-cell table:style-name="ce4" office:value-type="float" office:value="3.4138" calcext:value-type="float">
            <text:p>3,4138</text:p>
          </table:table-cell>
          <table:table-cell table:style-name="ce4" office:value-type="float" office:value="0.8667" calcext:value-type="float">
            <text:p>0,8667</text:p>
          </table:table-cell>
          <table:table-cell table:style-name="ce4" office:value-type="float" office:value="2.8951" calcext:value-type="float">
            <text:p>2,8951</text:p>
          </table:table-cell>
          <table:table-cell table:style-name="ce4" office:value-type="float" office:value="1.2101" calcext:value-type="float">
            <text:p>1,2101</text:p>
          </table:table-cell>
          <table:table-cell table:style-name="ce4" office:value-type="float" office:value="1.6911" calcext:value-type="float">
            <text:p>1,6911</text:p>
          </table:table-cell>
          <table:table-cell table:style-name="ce4" office:value-type="float" office:value="2.5626" calcext:value-type="float">
            <text:p>2,5626</text:p>
          </table:table-cell>
          <table:table-cell table:style-name="ce4" office:value-type="float" office:value="4.5351" calcext:value-type="float">
            <text:p>4,5351</text:p>
          </table:table-cell>
          <table:table-cell table:style-name="ce4" office:value-type="float" office:value="2.1343" calcext:value-type="float">
            <text:p>2,1343</text:p>
          </table:table-cell>
          <table:table-cell table:style-name="ce4" office:value-type="float" office:value="2.7195" calcext:value-type="float">
            <text:p>2,7195</text:p>
          </table:table-cell>
          <table:table-cell table:style-name="ce4" office:value-type="float" office:value="4.3351" calcext:value-type="float">
            <text:p>4,3351</text:p>
          </table:table-cell>
          <table:table-cell table:style-name="ce4" office:value-type="float" office:value="28.9458" calcext:value-type="float">
            <text:p>28,9458</text:p>
          </table:table-cell>
          <table:table-cell table:style-name="ce4" office:value-type="float" office:value="1.9019" calcext:value-type="float">
            <text:p>1,9019</text:p>
          </table:table-cell>
          <table:table-cell table:style-name="ce4" office:value-type="float" office:value="3.4779" calcext:value-type="float">
            <text:p>3,4779</text:p>
          </table:table-cell>
          <table:table-cell table:style-name="ce5" table:formula="of:=+SUM([.C22:.AK22])" office:value-type="float" office:value="145.0075" calcext:value-type="float">
            <text:p>145,0075</text:p>
          </table:table-cell>
          <table:table-cell table:number-columns-repeated="16346"/>
        </table:table-row>
        <table:table-row table:style-name="ro1">
          <table:table-cell/>
          <table:table-cell table:style-name="ce12" office:value-type="float" office:value="2020" calcext:value-type="float">
            <text:p>2020</text:p>
          </table:table-cell>
          <table:table-cell table:style-name="ce4" office:value-type="float" office:value="4.3952" calcext:value-type="float">
            <text:p>4,3952</text:p>
          </table:table-cell>
          <table:table-cell table:style-name="ce4" office:value-type="float" office:value="3.4733" calcext:value-type="float">
            <text:p>3,4733</text:p>
          </table:table-cell>
          <table:table-cell table:style-name="ce4" office:value-type="float" office:value="5.9446" calcext:value-type="float">
            <text:p>5,9446</text:p>
          </table:table-cell>
          <table:table-cell table:style-name="ce4" office:value-type="float" office:value="3.7817" calcext:value-type="float">
            <text:p>3,7817</text:p>
          </table:table-cell>
          <table:table-cell table:style-name="ce4" office:value-type="float" office:value="1.4657" calcext:value-type="float">
            <text:p>1,4657</text:p>
          </table:table-cell>
          <table:table-cell table:style-name="ce4" office:value-type="float" office:value="1.7733" calcext:value-type="float">
            <text:p>1,7733</text:p>
          </table:table-cell>
          <table:table-cell table:style-name="ce4" office:value-type="float" office:value="2.1988" calcext:value-type="float">
            <text:p>2,1988</text:p>
          </table:table-cell>
          <table:table-cell table:style-name="ce4" office:value-type="float" office:value="14.1969" calcext:value-type="float">
            <text:p>14,1969</text:p>
          </table:table-cell>
          <table:table-cell table:style-name="ce4" office:value-type="float" office:value="4.2462" calcext:value-type="float">
            <text:p>4,2462</text:p>
          </table:table-cell>
          <table:table-cell table:style-name="ce4" office:value-type="float" office:value="1.7512" calcext:value-type="float">
            <text:p>1,7512</text:p>
          </table:table-cell>
          <table:table-cell table:style-name="ce4" office:value-type="float" office:value="1.5523" calcext:value-type="float">
            <text:p>1,5523</text:p>
          </table:table-cell>
          <table:table-cell table:style-name="ce4" office:value-type="float" office:value="1.7792" calcext:value-type="float">
            <text:p>1,7792</text:p>
          </table:table-cell>
          <table:table-cell table:style-name="ce4" office:value-type="float" office:value="1.9343" calcext:value-type="float">
            <text:p>1,9343</text:p>
          </table:table-cell>
          <table:table-cell table:style-name="ce4" office:value-type="float" office:value="1.7532" calcext:value-type="float">
            <text:p>1,7532</text:p>
          </table:table-cell>
          <table:table-cell table:style-name="ce4" office:value-type="float" office:value="0.9441" calcext:value-type="float">
            <text:p>0,9441</text:p>
          </table:table-cell>
          <table:table-cell table:style-name="ce4" office:value-type="float" office:value="14.2379" calcext:value-type="float">
            <text:p>14,2379</text:p>
          </table:table-cell>
          <table:table-cell table:style-name="ce4" office:value-type="float" office:value="2.6203" calcext:value-type="float">
            <text:p>2,6203</text:p>
          </table:table-cell>
          <table:table-cell table:style-name="ce4" office:value-type="float" office:value="1.0571" calcext:value-type="float">
            <text:p>1,0571</text:p>
          </table:table-cell>
          <table:table-cell table:style-name="ce4" office:value-type="float" office:value="2.8131" calcext:value-type="float">
            <text:p>2,8131</text:p>
          </table:table-cell>
          <table:table-cell table:style-name="ce4" office:value-type="float" office:value="0.256" calcext:value-type="float">
            <text:p>0,2560</text:p>
          </table:table-cell>
          <table:table-cell table:style-name="ce4" office:value-type="float" office:value="0.9753" calcext:value-type="float">
            <text:p>0,9753</text:p>
          </table:table-cell>
          <table:table-cell table:style-name="ce4" office:value-type="float" office:value="2.509" calcext:value-type="float">
            <text:p>2,5090</text:p>
          </table:table-cell>
          <table:table-cell table:style-name="ce4" office:value-type="float" office:value="2.7686" calcext:value-type="float">
            <text:p>2,7686</text:p>
          </table:table-cell>
          <table:table-cell table:style-name="ce4" office:value-type="float" office:value="0.7659" calcext:value-type="float">
            <text:p>0,7659</text:p>
          </table:table-cell>
          <table:table-cell table:style-name="ce4" office:value-type="float" office:value="2.4983" calcext:value-type="float">
            <text:p>2,4983</text:p>
          </table:table-cell>
          <table:table-cell table:style-name="ce4" office:value-type="float" office:value="1.0613" calcext:value-type="float">
            <text:p>1,0613</text:p>
          </table:table-cell>
          <table:table-cell table:style-name="ce4" office:value-type="float" office:value="1.3559" calcext:value-type="float">
            <text:p>1,3559</text:p>
          </table:table-cell>
          <table:table-cell table:style-name="ce4" office:value-type="float" office:value="2.5599" calcext:value-type="float">
            <text:p>2,5599</text:p>
          </table:table-cell>
          <table:table-cell table:style-name="ce4" office:value-type="float" office:value="3.9863" calcext:value-type="float">
            <text:p>3,9863</text:p>
          </table:table-cell>
          <table:table-cell table:style-name="ce4" office:value-type="float" office:value="1.8827" calcext:value-type="float">
            <text:p>1,8827</text:p>
          </table:table-cell>
          <table:table-cell table:style-name="ce4" office:value-type="float" office:value="2.3956" calcext:value-type="float">
            <text:p>2,3956</text:p>
          </table:table-cell>
          <table:table-cell table:style-name="ce4" office:value-type="float" office:value="3.7914" calcext:value-type="float">
            <text:p>3,7914</text:p>
          </table:table-cell>
          <table:table-cell table:style-name="ce4" office:value-type="float" office:value="25.3731" calcext:value-type="float">
            <text:p>25,3731</text:p>
          </table:table-cell>
          <table:table-cell table:style-name="ce4" office:value-type="float" office:value="1.6812" calcext:value-type="float">
            <text:p>1,6812</text:p>
          </table:table-cell>
          <table:table-cell table:style-name="ce4" office:value-type="float" office:value="2.9754" calcext:value-type="float">
            <text:p>2,9754</text:p>
          </table:table-cell>
          <table:table-cell table:style-name="ce5" table:formula="of:=+SUM([.C23:.AK23])" office:value-type="float" office:value="128.7543" calcext:value-type="float">
            <text:p>128,7543</text:p>
          </table:table-cell>
          <table:table-cell table:number-columns-repeated="16346"/>
        </table:table-row>
        <table:table-row table:style-name="ro1">
          <table:table-cell/>
          <table:table-cell table:style-name="ce13" office:value-type="string" calcext:value-type="string">
            <text:p>TOTAL</text:p>
          </table:table-cell>
          <table:table-cell table:style-name="ce5" table:formula="of:=+SUM([.C3:.C23])" office:value-type="float" office:value="100.2637" calcext:value-type="float">
            <text:p>100,2637</text:p>
          </table:table-cell>
          <table:table-cell table:style-name="ce5" table:formula="of:=+SUM([.D3:.D23])" office:value-type="float" office:value="87.5919" calcext:value-type="float">
            <text:p>87,5919</text:p>
          </table:table-cell>
          <table:table-cell table:style-name="ce5" table:formula="of:=+SUM([.E3:.E23])" office:value-type="float" office:value="128.7181" calcext:value-type="float">
            <text:p>128,7181</text:p>
          </table:table-cell>
          <table:table-cell table:style-name="ce5" table:formula="of:=+SUM([.F3:.F23])" office:value-type="float" office:value="98.5758" calcext:value-type="float">
            <text:p>98,5758</text:p>
          </table:table-cell>
          <table:table-cell table:style-name="ce5" table:formula="of:=+SUM([.G3:.G23])" office:value-type="float" office:value="32.7992" calcext:value-type="float">
            <text:p>32,7992</text:p>
          </table:table-cell>
          <table:table-cell table:style-name="ce5" table:formula="of:=+SUM([.H3:.H23])" office:value-type="float" office:value="32.5271" calcext:value-type="float">
            <text:p>32,5271</text:p>
          </table:table-cell>
          <table:table-cell table:style-name="ce5" table:formula="of:=+SUM([.I3:.I23])" office:value-type="float" office:value="46.5179" calcext:value-type="float">
            <text:p>46,5179</text:p>
          </table:table-cell>
          <table:table-cell table:style-name="ce5" table:formula="of:=+SUM([.J3:.J23])" office:value-type="float" office:value="352.1819" calcext:value-type="float">
            <text:p>352,1819</text:p>
          </table:table-cell>
          <table:table-cell table:style-name="ce5" table:formula="of:=+SUM([.K3:.K23])" office:value-type="float" office:value="87.2335" calcext:value-type="float">
            <text:p>87,2335</text:p>
          </table:table-cell>
          <table:table-cell table:style-name="ce5" table:formula="of:=+SUM([.L3:.L23])" office:value-type="float" office:value="33.9293" calcext:value-type="float">
            <text:p>33,9293</text:p>
          </table:table-cell>
          <table:table-cell table:style-name="ce5" table:formula="of:=+SUM([.M3:.M23])" office:value-type="float" office:value="33.7382" calcext:value-type="float">
            <text:p>33,7382</text:p>
          </table:table-cell>
          <table:table-cell table:style-name="ce5" table:formula="of:=+SUM([.N3:.N23])" office:value-type="float" office:value="49.2309" calcext:value-type="float">
            <text:p>49,2309</text:p>
          </table:table-cell>
          <table:table-cell table:style-name="ce5" table:formula="of:=+SUM([.O3:.O23])" office:value-type="float" office:value="44.8505" calcext:value-type="float">
            <text:p>44,8505</text:p>
          </table:table-cell>
          <table:table-cell table:style-name="ce5" table:formula="of:=+SUM([.P3:.P23])" office:value-type="float" office:value="45.9392" calcext:value-type="float">
            <text:p>45,9392</text:p>
          </table:table-cell>
          <table:table-cell table:style-name="ce5" table:formula="of:=+SUM([.Q3:.Q23])" office:value-type="float" office:value="21.5141" calcext:value-type="float">
            <text:p>21,5141</text:p>
          </table:table-cell>
          <table:table-cell table:style-name="ce5" table:formula="of:=+SUM([.R3:.R23])" office:value-type="float" office:value="386.7584" calcext:value-type="float">
            <text:p>386,7584</text:p>
          </table:table-cell>
          <table:table-cell table:style-name="ce5" table:formula="of:=+SUM([.S3:.S23])" office:value-type="float" office:value="49.0389" calcext:value-type="float">
            <text:p>49,0389</text:p>
          </table:table-cell>
          <table:table-cell table:style-name="ce5" table:formula="of:=+SUM([.T3:.T23])" office:value-type="float" office:value="18.9349" calcext:value-type="float">
            <text:p>18,9349</text:p>
          </table:table-cell>
          <table:table-cell table:style-name="ce5" table:formula="of:=+SUM([.U3:.U23])" office:value-type="float" office:value="54.1076" calcext:value-type="float">
            <text:p>54,1076</text:p>
          </table:table-cell>
          <table:table-cell table:style-name="ce5" table:formula="of:=+SUM([.V3:.V23])" office:value-type="float" office:value="4.7131" calcext:value-type="float">
            <text:p>4,7131</text:p>
          </table:table-cell>
          <table:table-cell table:style-name="ce5" table:formula="of:=+SUM([.W3:.W23])" office:value-type="float" office:value="20.6173" calcext:value-type="float">
            <text:p>20,6173</text:p>
          </table:table-cell>
          <table:table-cell table:style-name="ce5" table:formula="of:=+SUM([.X3:.X23])" office:value-type="float" office:value="68.3522" calcext:value-type="float">
            <text:p>68,3522</text:p>
          </table:table-cell>
          <table:table-cell table:style-name="ce5" table:formula="of:=+SUM([.Y3:.Y23])" office:value-type="float" office:value="84.4293" calcext:value-type="float">
            <text:p>84,4293</text:p>
          </table:table-cell>
          <table:table-cell table:style-name="ce5" table:formula="of:=+SUM([.Z3:.Z23])" office:value-type="float" office:value="16.7553" calcext:value-type="float">
            <text:p>16,7553</text:p>
          </table:table-cell>
          <table:table-cell table:style-name="ce5" table:formula="of:=+SUM([.AA3:.AA23])" office:value-type="float" office:value="49.8617" calcext:value-type="float">
            <text:p>49,8617</text:p>
          </table:table-cell>
          <table:table-cell table:style-name="ce5" table:formula="of:=+SUM([.AB3:.AB23])" office:value-type="float" office:value="17.5888" calcext:value-type="float">
            <text:p>17,5888</text:p>
          </table:table-cell>
          <table:table-cell table:style-name="ce5" table:formula="of:=+SUM([.AC3:.AC23])" office:value-type="float" office:value="30.3591" calcext:value-type="float">
            <text:p>30,3591</text:p>
          </table:table-cell>
          <table:table-cell table:style-name="ce5" table:formula="of:=+SUM([.AD3:.AD23])" office:value-type="float" office:value="46.7883" calcext:value-type="float">
            <text:p>46,7883</text:p>
          </table:table-cell>
          <table:table-cell table:style-name="ce5" table:formula="of:=+SUM([.AE3:.AE23])" office:value-type="float" office:value="92.8252" calcext:value-type="float">
            <text:p>92,8252</text:p>
          </table:table-cell>
          <table:table-cell table:style-name="ce5" table:formula="of:=+SUM([.AF3:.AF23])" office:value-type="float" office:value="42.4183" calcext:value-type="float">
            <text:p>42,4183</text:p>
          </table:table-cell>
          <table:table-cell table:style-name="ce5" table:formula="of:=+SUM([.AG3:.AG23])" office:value-type="float" office:value="53.8546" calcext:value-type="float">
            <text:p>53,8546</text:p>
          </table:table-cell>
          <table:table-cell table:style-name="ce5" table:formula="of:=+SUM([.AH3:.AH23])" office:value-type="float" office:value="86.0135" calcext:value-type="float">
            <text:p>86,0135</text:p>
          </table:table-cell>
          <table:table-cell table:style-name="ce5" table:formula="of:=+SUM([.AI3:.AI23])" office:value-type="float" office:value="622.0785" calcext:value-type="float">
            <text:p>622,0785</text:p>
          </table:table-cell>
          <table:table-cell table:style-name="ce5" table:formula="of:=+SUM([.AJ3:.AJ23])" office:value-type="float" office:value="39.8499" calcext:value-type="float">
            <text:p>39,8499</text:p>
          </table:table-cell>
          <table:table-cell table:style-name="ce5" table:formula="of:=+SUM([.AK3:.AK23])" office:value-type="float" office:value="123.7867" calcext:value-type="float">
            <text:p>123,7867</text:p>
          </table:table-cell>
          <table:table-cell table:style-name="ce5" table:formula="of:=+SUM([.AL3:.AL23])" office:value-type="float" office:value="3104.7429" calcext:value-type="float">
            <text:p>3104,7429</text:p>
          </table:table-cell>
          <table:table-cell table:number-columns-repeated="16346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8:27:07.079775651</meta:creation-date>
    <dc:date>2024-07-11T03:56:52.357768620</dc:date>
    <meta:editing-duration>PT1H39M23S</meta:editing-duration>
    <meta:editing-cycles>6</meta:editing-cycles>
    <meta:generator>LibreOffice/7.4.7.2$Linux_X86_64 LibreOffice_project/40$Build-2</meta:generator>
    <meta:document-statistic meta:table-count="1" meta:cell-count="906" meta:object-count="0"/>
  </office:meta>
</office:document-meta>
</file>